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9">
            <text:p>2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86">
            <text:p>38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5">
            <text:p>52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573">
            <text:p>2457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0151">
            <text:p>3015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838">
            <text:p>3083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6">
            <text:p>2021-03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1.11)">
            <text:p>(0.84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68.75">
            <text:p>68.7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958321717312517">
            <text:p>0.0095832172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3372126268666">
            <text:p>1.0337212627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96.5">
            <text:p>196.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40146922473433">
            <text:p>0.0140146922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943638959933">
            <text:p>1.049436389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70.875">
            <text:p>270.8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78324555628703">
            <text:p>0.017832455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6303686755399">
            <text:p>1.0630368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829">
            <text:p>10829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225.375">
            <text:p>225.3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0.0208121710222551">
            <text:p>0.020812171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1.07369156564471">
            <text:p>1.0736915656</text:p>
          </table:table-cell>
          <table:table-cell office:value-type="float" office:value="0.973303277540979">
            <text:p>0.9733032775</text:p>
          </table:table-cell>
          <table:table-cell office:value-type="float" office:value="0">
            <text:p>0</text:p>
          </table:table-cell>
          <table:table-cell office:value-type="float" office:value="33.650279257097">
            <text:p>33.6502792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4232">
            <text:p>14232</text:p>
          </table:table-cell>
          <table:table-cell office:value-type="float" office:value="32.75">
            <text:p>32.75</text:p>
          </table:table-cell>
          <table:table-cell office:value-type="float" office:value="-60.25">
            <text:p>-60.25</text:p>
          </table:table-cell>
          <table:table-cell office:value-type="float" office:value="411.875">
            <text:p>411.875</text:p>
          </table:table-cell>
          <table:table-cell office:value-type="float" office:value="0.00451101928374656">
            <text:p>0.0045110193</text:p>
          </table:table-cell>
          <table:table-cell office:value-type="float" office:value="-0.00588493846454386">
            <text:p>-0.0058849385</text:p>
          </table:table-cell>
          <table:table-cell office:value-type="float" office:value="0.0289400646430579">
            <text:p>0.0289400646</text:p>
          </table:table-cell>
          <table:table-cell office:value-type="float" office:value="1.01582845211127">
            <text:p>1.0158284521</text:p>
          </table:table-cell>
          <table:table-cell office:value-type="float" office:value="0.97947059507553">
            <text:p>0.9794705951</text:p>
          </table:table-cell>
          <table:table-cell office:value-type="float" office:value="1.10293177984013">
            <text:p>1.1029317798</text:p>
          </table:table-cell>
          <table:table-cell table:number-columns-repeated="2" office:value-type="float" office:value="0">
            <text:p>0</text:p>
          </table:table-cell>
          <table:table-cell office:value-type="float" office:value="24.2960532850734">
            <text:p>24.296053285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622">
            <text:p>14622</text:p>
          </table:table-cell>
          <table:table-cell office:value-type="float" office:value="39.375">
            <text:p>39.375</text:p>
          </table:table-cell>
          <table:table-cell office:value-type="float" office:value="125">
            <text:p>125</text:p>
          </table:table-cell>
          <table:table-cell office:value-type="float" office:value="423.375">
            <text:p>423.375</text:p>
          </table:table-cell>
          <table:table-cell office:value-type="float" office:value="0.00532238442822384">
            <text:p>0.0053223844</text:p>
          </table:table-cell>
          <table:table-cell office:value-type="float" office:value="0.0121548035783742">
            <text:p>0.0121548036</text:p>
          </table:table-cell>
          <table:table-cell office:value-type="float" office:value="0.0289546573656135">
            <text:p>0.0289546574</text:p>
          </table:table-cell>
          <table:table-cell office:value-type="float" office:value="1.01868386793975">
            <text:p>1.0186838679</text:p>
          </table:table-cell>
          <table:table-cell office:value-type="float" office:value="1.04283138145437">
            <text:p>1.0428313815</text:p>
          </table:table-cell>
          <table:table-cell office:value-type="float" office:value="1.10298451025864">
            <text:p>1.1029845103</text:p>
          </table:table-cell>
          <table:table-cell table:number-columns-repeated="2" office:value-type="float" office:value="0">
            <text:p>0</text:p>
          </table:table-cell>
          <table:table-cell office:value-type="float" office:value="24.2839814489656">
            <text:p>24.28398144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628">
            <text:p>1062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56">
            <text:p>56</text:p>
          </table:table-cell>
          <table:table-cell office:value-type="float" office:value="270.875">
            <text:p>270.875</text:p>
          </table:table-cell>
          <table:table-cell office:value-type="float" office:value="0.0153530320044919">
            <text:p>0.015353032</text:p>
          </table:table-cell>
          <table:table-cell office:value-type="float" office:value="0.00526910048927362">
            <text:p>0.0052691005</text:p>
          </table:table-cell>
          <table:table-cell office:value-type="float" office:value="0.0178324555628703">
            <text:p>0.0178324556</text:p>
          </table:table-cell>
          <table:table-cell office:value-type="float" office:value="1.05419761457551">
            <text:p>1.0541976146</text:p>
          </table:table-cell>
          <table:table-cell office:value-type="float" office:value="1.01849626801559">
            <text:p>1.018496268</text:p>
          </table:table-cell>
          <table:table-cell office:value-type="float" office:value="1.06303686755399">
            <text:p>1.0630368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735">
            <text:p>10735</text:p>
          </table:table-cell>
          <table:table-cell office:value-type="float" office:value="14851">
            <text:p>14851</text:p>
          </table:table-cell>
          <table:table-cell office:value-type="float" office:value="37.875">
            <text:p>37.875</text:p>
          </table:table-cell>
          <table:table-cell office:value-type="float" office:value="202">
            <text:p>202</text:p>
          </table:table-cell>
          <table:table-cell office:value-type="float" office:value="253.875">
            <text:p>253.875</text:p>
          </table:table-cell>
          <table:table-cell office:value-type="float" office:value="0.00526773296244784">
            <text:p>0.005267733</text:p>
          </table:table-cell>
          <table:table-cell office:value-type="float" office:value="0.0188169538891476">
            <text:p>0.0188169539</text:p>
          </table:table-cell>
          <table:table-cell office:value-type="float" office:value="0.0170948084304087">
            <text:p>0.0170948084</text:p>
          </table:table-cell>
          <table:table-cell office:value-type="float" office:value="1.01849145342927">
            <text:p>1.0184914534</text:p>
          </table:table-cell>
          <table:table-cell office:value-type="float" office:value="1.0665533310092">
            <text:p>1.066553331</text:p>
          </table:table-cell>
          <table:table-cell office:value-type="float" office:value="1.06040460515796">
            <text:p>1.0604046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548">
            <text:p>10548</text:p>
          </table:table-cell>
          <table:table-cell office:value-type="float" office:value="16060">
            <text:p>16060</text:p>
          </table:table-cell>
          <table:table-cell office:value-type="float" office:value="30">
            <text:p>30</text:p>
          </table:table-cell>
          <table:table-cell office:value-type="float" office:value="306.125">
            <text:p>306.125</text:p>
          </table:table-cell>
          <table:table-cell office:value-type="float" office:value="1">
            <text:p>1</text:p>
          </table:table-cell>
          <table:table-cell office:value-type="float" office:value="0.00412654745529574">
            <text:p>0.0041265475</text:p>
          </table:table-cell>
          <table:table-cell office:value-type="float" office:value="0.029022089495639">
            <text:p>0.0290220895</text:p>
          </table:table-cell>
          <table:table-cell table:style-name="ce17" office:value-type="float" office:value="0.000062266500622665">
            <text:p>6.23E-005</text:p>
          </table:table-cell>
          <table:table-cell office:value-type="float" office:value="1.01447629174558">
            <text:p>1.0144762917</text:p>
          </table:table-cell>
          <table:table-cell office:value-type="float" office:value="1.10322818532497">
            <text:p>1.1032281853</text:p>
          </table:table-cell>
          <table:table-cell office:value-type="float" office:value="1.00021794035133">
            <text:p>1.0002179404</text:p>
          </table:table-cell>
          <table:table-cell office:value-type="float" office:value="0">
            <text:p>0</text:p>
          </table:table-cell>
          <table:table-cell office:value-type="float" office:value="24.2283558390906">
            <text:p>24.2283558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612">
            <text:p>10612</text:p>
          </table:table-cell>
          <table:table-cell office:value-type="float" office:value="16960">
            <text:p>16960</text:p>
          </table:table-cell>
          <table:table-cell office:value-type="float" office:value="110.625">
            <text:p>110.625</text:p>
          </table:table-cell>
          <table:table-cell office:value-type="float" office:value="298">
            <text:p>298</text:p>
          </table:table-cell>
          <table:table-cell office:value-type="float" office:value="-48.375">
            <text:p>-48.375</text:p>
          </table:table-cell>
          <table:table-cell office:value-type="float" office:value="0.0142337879567679">
            <text:p>0.014233788</text:p>
          </table:table-cell>
          <table:table-cell office:value-type="float" office:value="0.0280814172634753">
            <text:p>0.0280814173</text:p>
          </table:table-cell>
          <table:table-cell office:value-type="float" office:value="-0.00285229952830189">
            <text:p>-0.0028522995</text:p>
          </table:table-cell>
          <table:table-cell office:value-type="float" office:value="1.0502153552591">
            <text:p>1.0502153553</text:p>
          </table:table-cell>
          <table:table-cell office:value-type="float" office:value="1.09983054977339">
            <text:p>1.0998305498</text:p>
          </table:table-cell>
          <table:table-cell office:value-type="float" office:value="0.990032897451638">
            <text:p>0.9900328975</text:p>
          </table:table-cell>
          <table:table-cell office:value-type="float" office:value="0">
            <text:p>0</text:p>
          </table:table-cell>
          <table:table-cell office:value-type="float" office:value="25.0284567406942">
            <text:p>25.0284567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360">
            <text:p>8360</text:p>
          </table:table-cell>
          <table:table-cell office:value-type="float" office:value="11200">
            <text:p>11200</text:p>
          </table:table-cell>
          <table:table-cell office:value-type="float" office:value="16079">
            <text:p>16079</text:p>
          </table:table-cell>
          <table:table-cell office:value-type="float" office:value="49.25">
            <text:p>49.25</text:p>
          </table:table-cell>
          <table:table-cell office:value-type="float" office:value="163.375">
            <text:p>163.375</text:p>
          </table:table-cell>
          <table:table-cell office:value-type="float" office:value="-16.875">
            <text:p>-16.875</text:p>
          </table:table-cell>
          <table:table-cell office:value-type="float" office:value="0.00589114832535885">
            <text:p>0.0058911483</text:p>
          </table:table-cell>
          <table:table-cell office:value-type="float" office:value="0.0145870535714286">
            <text:p>0.0145870536</text:p>
          </table:table-cell>
          <table:table-cell office:value-type="float" office:value="-0.00104950556626656">
            <text:p>-0.0010495056</text:p>
          </table:table-cell>
          <table:table-cell office:value-type="float" office:value="1.0206870421708">
            <text:p>1.0206870422</text:p>
          </table:table-cell>
          <table:table-cell office:value-type="float" office:value="1.05147174047852">
            <text:p>1.0514717405</text:p>
          </table:table-cell>
          <table:table-cell office:value-type="float" office:value="0.996328889383457">
            <text:p>0.9963288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313">
            <text:p>8313</text:p>
          </table:table-cell>
          <table:table-cell office:value-type="float" office:value="10724">
            <text:p>10724</text:p>
          </table:table-cell>
          <table:table-cell office:value-type="float" office:value="14851">
            <text:p>14851</text:p>
          </table:table-cell>
          <table:table-cell office:value-type="float" office:value="66">
            <text:p>66</text:p>
          </table:table-cell>
          <table:table-cell office:value-type="float" office:value="-63">
            <text:p>-63</text:p>
          </table:table-cell>
          <table:table-cell office:value-type="float" office:value="253.875">
            <text:p>253.875</text:p>
          </table:table-cell>
          <table:table-cell office:value-type="float" office:value="0.00793937206784554">
            <text:p>0.0079393721</text:p>
          </table:table-cell>
          <table:table-cell office:value-type="float" office:value="-0.00587467362924282">
            <text:p>-0.0058746736</text:p>
          </table:table-cell>
          <table:table-cell office:value-type="float" office:value="0.0170948084304087">
            <text:p>0.0170948084</text:p>
          </table:table-cell>
          <table:table-cell office:value-type="float" office:value="1.02791134814997">
            <text:p>1.0279113481</text:p>
          </table:table-cell>
          <table:table-cell office:value-type="float" office:value="0.97950628540654">
            <text:p>0.9795062854</text:p>
          </table:table-cell>
          <table:table-cell office:value-type="float" office:value="1.06040460515796">
            <text:p>1.0604046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034">
            <text:p>8034</text:p>
          </table:table-cell>
          <table:table-cell office:value-type="float" office:value="10568">
            <text:p>10568</text:p>
          </table:table-cell>
          <table:table-cell office:value-type="float" office:value="15712">
            <text:p>15712</text:p>
          </table:table-cell>
          <table:table-cell office:value-type="float" office:value="228.75">
            <text:p>228.75</text:p>
          </table:table-cell>
          <table:table-cell office:value-type="float" office:value="258.75">
            <text:p>258.75</text:p>
          </table:table-cell>
          <table:table-cell office:value-type="float" office:value="-145.75">
            <text:p>-145.75</text:p>
          </table:table-cell>
          <table:table-cell office:value-type="float" office:value="0.0284727408513816">
            <text:p>0.0284727409</text:p>
          </table:table-cell>
          <table:table-cell office:value-type="float" office:value="0.0244842922028766">
            <text:p>0.0244842922</text:p>
          </table:table-cell>
          <table:table-cell office:value-type="float" office:value="-0.00927634928716904">
            <text:p>-0.0092763493</text:p>
          </table:table-cell>
          <table:table-cell office:value-type="float" office:value="1.10124355904415">
            <text:p>1.101243559</text:p>
          </table:table-cell>
          <table:table-cell office:value-type="float" office:value="1.08687000461683">
            <text:p>1.0868700046</text:p>
          </table:table-cell>
          <table:table-cell office:value-type="float" office:value="0.96770143678086">
            <text:p>0.9677014368</text:p>
          </table:table-cell>
          <table:table-cell office:value-type="float" office:value="24.689189967016">
            <text:p>24.689189967</text:p>
          </table:table-cell>
          <table:table-cell office:value-type="float" office:value="28.6550484652513">
            <text:p>28.6550484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930">
            <text:p>7930</text:p>
          </table:table-cell>
          <table:table-cell office:value-type="float" office:value="10612">
            <text:p>10612</text:p>
          </table:table-cell>
          <table:table-cell office:value-type="float" office:value="16961">
            <text:p>16961</text:p>
          </table:table-cell>
          <table:table-cell office:value-type="float" office:value="12.875">
            <text:p>12.875</text:p>
          </table:table-cell>
          <table:table-cell office:value-type="float" office:value="298">
            <text:p>298</text:p>
          </table:table-cell>
          <table:table-cell office:value-type="float" office:value="-40.125">
            <text:p>-40.125</text:p>
          </table:table-cell>
          <table:table-cell office:value-type="float" office:value="0.00162358133669609">
            <text:p>0.0016235813</text:p>
          </table:table-cell>
          <table:table-cell office:value-type="float" office:value="0.0280814172634753">
            <text:p>0.0280814173</text:p>
          </table:table-cell>
          <table:table-cell office:value-type="float" office:value="-0.00236572136076882">
            <text:p>-0.0023657214</text:p>
          </table:table-cell>
          <table:table-cell office:value-type="float" office:value="1.0056877012705">
            <text:p>1.0056877013</text:p>
          </table:table-cell>
          <table:table-cell office:value-type="float" office:value="1.09983054977339">
            <text:p>1.0998305498</text:p>
          </table:table-cell>
          <table:table-cell office:value-type="float" office:value="0.99173094464692">
            <text:p>0.9917309446</text:p>
          </table:table-cell>
          <table:table-cell office:value-type="float" office:value="0">
            <text:p>0</text:p>
          </table:table-cell>
          <table:table-cell office:value-type="float" office:value="25.0284567406942">
            <text:p>25.0284567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274">
            <text:p>8274</text:p>
          </table:table-cell>
          <table:table-cell office:value-type="float" office:value="10780">
            <text:p>10780</text:p>
          </table:table-cell>
          <table:table-cell office:value-type="float" office:value="16158">
            <text:p>16158</text:p>
          </table:table-cell>
          <table:table-cell office:value-type="float" office:value="-39.25">
            <text:p>-39.25</text:p>
          </table:table-cell>
          <table:table-cell office:value-type="float" office:value="87.25">
            <text:p>87.25</text:p>
          </table:table-cell>
          <table:table-cell office:value-type="float" office:value="-16.875">
            <text:p>-16.875</text:p>
          </table:table-cell>
          <table:table-cell office:value-type="float" office:value="-0.00474377568286198">
            <text:p>-0.0047437757</text:p>
          </table:table-cell>
          <table:table-cell office:value-type="float" office:value="0.00809369202226345">
            <text:p>0.008093692</text:p>
          </table:table-cell>
          <table:table-cell office:value-type="float" office:value="-0.00104437430375046">
            <text:p>-0.0010443743</text:p>
          </table:table-cell>
          <table:table-cell office:value-type="float" office:value="0.983440891789133">
            <text:p>0.9834408918</text:p>
          </table:table-cell>
          <table:table-cell office:value-type="float" office:value="1.028456317465">
            <text:p>1.0284563175</text:p>
          </table:table-cell>
          <table:table-cell office:value-type="float" office:value="0.996346827743539">
            <text:p>0.99634682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8235">
            <text:p>8235</text:p>
          </table:table-cell>
          <table:table-cell office:value-type="float" office:value="10674">
            <text:p>10674</text:p>
          </table:table-cell>
          <table:table-cell office:value-type="float" office:value="15785">
            <text:p>15785</text:p>
          </table:table-cell>
          <table:table-cell office:value-type="float" office:value="128.625">
            <text:p>128.625</text:p>
          </table:table-cell>
          <table:table-cell office:value-type="float" office:value="91.875">
            <text:p>91.875</text:p>
          </table:table-cell>
          <table:table-cell office:value-type="float" office:value="153">
            <text:p>153</text:p>
          </table:table-cell>
          <table:table-cell office:value-type="float" office:value="0.0156193078324226">
            <text:p>0.0156193078</text:p>
          </table:table-cell>
          <table:table-cell office:value-type="float" office:value="0.00860736368746487">
            <text:p>0.0086073637</text:p>
          </table:table-cell>
          <table:table-cell office:value-type="float" office:value="0.00969274627811213">
            <text:p>0.0096927463</text:p>
          </table:table-cell>
          <table:table-cell office:value-type="float" office:value="1.05514574445672">
            <text:p>1.0551457445</text:p>
          </table:table-cell>
          <table:table-cell office:value-type="float" office:value="1.03027098285704">
            <text:p>1.0302709829</text:p>
          </table:table-cell>
          <table:table-cell office:value-type="float" office:value="1.034108752661">
            <text:p>1.03410875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office:value-type="float" office:value="11648">
            <text:p>11648</text:p>
          </table:table-cell>
          <table:table-cell office:value-type="float" office:value="18733">
            <text:p>18733</text:p>
          </table:table-cell>
          <table:table-cell office:value-type="float" office:value="188.5">
            <text:p>188.5</text:p>
          </table:table-cell>
          <table:table-cell office:value-type="float" office:value="-16.5">
            <text:p>-16.5</text:p>
          </table:table-cell>
          <table:table-cell office:value-type="float" office:value="152.75">
            <text:p>152.75</text:p>
          </table:table-cell>
          <table:table-cell office:value-type="float" office:value="0.0236215538847118">
            <text:p>0.0236215539</text:p>
          </table:table-cell>
          <table:table-cell office:value-type="float" office:value="-0.0014165521978022">
            <text:p>-0.0014165522</text:p>
          </table:table-cell>
          <table:table-cell office:value-type="float" office:value="0.00815405968077724">
            <text:p>0.0081540597</text:p>
          </table:table-cell>
          <table:table-cell office:value-type="float" office:value="1.08376907510003">
            <text:p>1.0837690751</text:p>
          </table:table-cell>
          <table:table-cell office:value-type="float" office:value="0.995046000283145">
            <text:p>0.9950460003</text:p>
          </table:table-cell>
          <table:table-cell office:value-type="float" office:value="1.0286695267137">
            <text:p>1.0286695267</text:p>
          </table:table-cell>
          <table:table-cell office:value-type="float" office:value="29.6890685396766">
            <text:p>29.68906853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8143">
            <text:p>8143</text:p>
          </table:table-cell>
          <table:table-cell office:value-type="float" office:value="12476">
            <text:p>12476</text:p>
          </table:table-cell>
          <table:table-cell office:value-type="float" office:value="17060">
            <text:p>17060</text:p>
          </table:table-cell>
          <table:table-cell office:value-type="float" office:value="-50.5">
            <text:p>-50.5</text:p>
          </table:table-cell>
          <table:table-cell office:value-type="float" office:value="-48">
            <text:p>-48</text:p>
          </table:table-cell>
          <table:table-cell office:value-type="float" office:value="238.875">
            <text:p>238.875</text:p>
          </table:table-cell>
          <table:table-cell office:value-type="float" office:value="-0.00620164558516517">
            <text:p>-0.0062016456</text:p>
          </table:table-cell>
          <table:table-cell office:value-type="float" office:value="-0.00384738698300737">
            <text:p>-0.003847387</text:p>
          </table:table-cell>
          <table:table-cell office:value-type="float" office:value="0.0140020515826495">
            <text:p>0.0140020516</text:p>
          </table:table-cell>
          <table:table-cell office:value-type="float" office:value="0.978369622851531">
            <text:p>0.9783696229</text:p>
          </table:table-cell>
          <table:table-cell office:value-type="float" office:value="0.986563158237204">
            <text:p>0.9865631582</text:p>
          </table:table-cell>
          <table:table-cell office:value-type="float" office:value="1.04939145313838">
            <text:p>1.04939145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274">
            <text:p>8274</text:p>
          </table:table-cell>
          <table:table-cell office:value-type="float" office:value="11227">
            <text:p>11227</text:p>
          </table:table-cell>
          <table:table-cell office:value-type="float" office:value="15865">
            <text:p>15865</text:p>
          </table:table-cell>
          <table:table-cell office:value-type="float" office:value="-39.25">
            <text:p>-39.25</text:p>
          </table:table-cell>
          <table:table-cell office:value-type="float" office:value="347.125">
            <text:p>347.125</text:p>
          </table:table-cell>
          <table:table-cell office:value-type="float" office:value="-51.125">
            <text:p>-51.125</text:p>
          </table:table-cell>
          <table:table-cell office:value-type="float" office:value="-0.00474377568286198">
            <text:p>-0.0047437757</text:p>
          </table:table-cell>
          <table:table-cell office:value-type="float" office:value="0.0309187672575042">
            <text:p>0.0309187673</text:p>
          </table:table-cell>
          <table:table-cell office:value-type="float" office:value="-0.00322250236369367">
            <text:p>-0.0032225024</text:p>
          </table:table-cell>
          <table:table-cell office:value-type="float" office:value="0.983440891789133">
            <text:p>0.9834408918</text:p>
          </table:table-cell>
          <table:table-cell office:value-type="float" office:value="1.11008938693196">
            <text:p>1.1100893869</text:p>
          </table:table-cell>
          <table:table-cell office:value-type="float" office:value="0.988741595389181">
            <text:p>0.9887415954</text:p>
          </table:table-cell>
          <table:table-cell office:value-type="float" office:value="0">
            <text:p>0</text:p>
          </table:table-cell>
          <table:table-cell office:value-type="float" office:value="22.7631464464921">
            <text:p>22.7631464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8235">
            <text:p>8235</text:p>
          </table:table-cell>
          <table:table-cell office:value-type="float" office:value="11320">
            <text:p>11320</text:p>
          </table:table-cell>
          <table:table-cell office:value-type="float" office:value="16200">
            <text:p>16200</text:p>
          </table:table-cell>
          <table:table-cell office:value-type="float" office:value="128.625">
            <text:p>128.625</text:p>
          </table:table-cell>
          <table:table-cell office:value-type="float" office:value="547.875">
            <text:p>547.875</text:p>
          </table:table-cell>
          <table:table-cell office:value-type="float" office:value="72.75">
            <text:p>72.75</text:p>
          </table:table-cell>
          <table:table-cell office:value-type="float" office:value="0.0156193078324226">
            <text:p>0.0156193078</text:p>
          </table:table-cell>
          <table:table-cell office:value-type="float" office:value="0.048398851590106">
            <text:p>0.0483988516</text:p>
          </table:table-cell>
          <table:table-cell office:value-type="float" office:value="0.00449074074074074">
            <text:p>0.0044907407</text:p>
          </table:table-cell>
          <table:table-cell office:value-type="float" office:value="1.05514574445672">
            <text:p>1.0551457445</text:p>
          </table:table-cell>
          <table:table-cell office:value-type="float" office:value="1.17398718028244">
            <text:p>1.1739871803</text:p>
          </table:table-cell>
          <table:table-cell office:value-type="float" office:value="1.0157571194273">
            <text:p>1.0157571194</text:p>
          </table:table-cell>
          <table:table-cell office:value-type="float" office:value="0">
            <text:p>0</text:p>
          </table:table-cell>
          <table:table-cell office:value-type="float" office:value="14.6654061640075">
            <text:p>14.665406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8074">
            <text:p>8074</text:p>
          </table:table-cell>
          <table:table-cell office:value-type="float" office:value="11358">
            <text:p>11358</text:p>
          </table:table-cell>
          <table:table-cell office:value-type="float" office:value="18733">
            <text:p>18733</text:p>
          </table:table-cell>
          <table:table-cell office:value-type="float" office:value="56.75">
            <text:p>56.75</text:p>
          </table:table-cell>
          <table:table-cell office:value-type="float" office:value="203.5">
            <text:p>203.5</text:p>
          </table:table-cell>
          <table:table-cell office:value-type="float" office:value="152.75">
            <text:p>152.75</text:p>
          </table:table-cell>
          <table:table-cell office:value-type="float" office:value="0.00702873420857072">
            <text:p>0.0070287342</text:p>
          </table:table-cell>
          <table:table-cell office:value-type="float" office:value="0.0179168867758408">
            <text:p>0.0179168868</text:p>
          </table:table-cell>
          <table:table-cell office:value-type="float" office:value="0.00815405968077724">
            <text:p>0.0081540597</text:p>
          </table:table-cell>
          <table:table-cell office:value-type="float" office:value="1.02469739981496">
            <text:p>1.0246973998</text:p>
          </table:table-cell>
          <table:table-cell office:value-type="float" office:value="1.06333829278565">
            <text:p>1.0633382928</text:p>
          </table:table-cell>
          <table:table-cell office:value-type="float" office:value="1.0286695267137">
            <text:p>1.02866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8128">
            <text:p>8128</text:p>
          </table:table-cell>
          <table:table-cell office:value-type="float" office:value="11697">
            <text:p>11697</text:p>
          </table:table-cell>
          <table:table-cell office:value-type="float" office:value="16880">
            <text:p>16880</text:p>
          </table:table-cell>
          <table:table-cell office:value-type="float" office:value="-7.25">
            <text:p>-7.25</text:p>
          </table:table-cell>
          <table:table-cell office:value-type="float" office:value="200.25">
            <text:p>200.25</text:p>
          </table:table-cell>
          <table:table-cell office:value-type="float" office:value="146">
            <text:p>146</text:p>
          </table:table-cell>
          <table:table-cell office:value-type="float" office:value="-0.000891978346456693">
            <text:p>-0.0008919783</text:p>
          </table:table-cell>
          <table:table-cell office:value-type="float" office:value="0.0171197743011028">
            <text:p>0.0171197743</text:p>
          </table:table-cell>
          <table:table-cell office:value-type="float" office:value="0.00864928909952607">
            <text:p>0.0086492891</text:p>
          </table:table-cell>
          <table:table-cell office:value-type="float" office:value="0.996879635213128">
            <text:p>0.9968796352</text:p>
          </table:table-cell>
          <table:table-cell office:value-type="float" office:value="1.06049365993122">
            <text:p>1.0604936599</text:p>
          </table:table-cell>
          <table:table-cell office:value-type="float" office:value="1.03041913984412">
            <text:p>1.0304191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8290">
            <text:p>8290</text:p>
          </table:table-cell>
          <table:table-cell office:value-type="float" office:value="11352">
            <text:p>11352</text:p>
          </table:table-cell>
          <table:table-cell office:value-type="float" office:value="19011">
            <text:p>19011</text:p>
          </table:table-cell>
          <table:table-cell office:value-type="float" office:value="-15.5">
            <text:p>-15.5</text:p>
          </table:table-cell>
          <table:table-cell office:value-type="float" office:value="257.625">
            <text:p>257.625</text:p>
          </table:table-cell>
          <table:table-cell office:value-type="float" office:value="461.5">
            <text:p>461.5</text:p>
          </table:table-cell>
          <table:table-cell office:value-type="float" office:value="-0.00186972255729795">
            <text:p>-0.0018697226</text:p>
          </table:table-cell>
          <table:table-cell office:value-type="float" office:value="0.0226942389006343">
            <text:p>0.0226942389</text:p>
          </table:table-cell>
          <table:table-cell office:value-type="float" office:value="0.0242754194939772">
            <text:p>0.0242754195</text:p>
          </table:table-cell>
          <table:table-cell office:value-type="float" office:value="0.993462822939842">
            <text:p>0.9934628229</text:p>
          </table:table-cell>
          <table:table-cell office:value-type="float" office:value="1.08043929197161">
            <text:p>1.080439292</text:p>
          </table:table-cell>
          <table:table-cell office:value-type="float" office:value="1.08611898837247">
            <text:p>1.0861189884</text:p>
          </table:table-cell>
          <table:table-cell office:value-type="float" office:value="0">
            <text:p>0</text:p>
          </table:table-cell>
          <table:table-cell office:value-type="float" office:value="30.8881470343644">
            <text:p>30.8881470344</text:p>
          </table:table-cell>
          <table:table-cell office:value-type="float" office:value="28.8986465450872">
            <text:p>28.898646545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30">
            <text:p>8630</text:p>
          </table:table-cell>
          <table:table-cell office:value-type="float" office:value="12634">
            <text:p>12634</text:p>
          </table:table-cell>
          <table:table-cell office:value-type="float" office:value="21730">
            <text:p>21730</text:p>
          </table:table-cell>
          <table:table-cell office:value-type="float" office:value="292.25">
            <text:p>292.25</text:p>
          </table:table-cell>
          <table:table-cell office:value-type="float" office:value="351.875">
            <text:p>351.875</text:p>
          </table:table-cell>
          <table:table-cell office:value-type="float" office:value="669.125">
            <text:p>669.125</text:p>
          </table:table-cell>
          <table:table-cell office:value-type="float" office:value="0.033864426419467">
            <text:p>0.0338644264</text:p>
          </table:table-cell>
          <table:table-cell office:value-type="float" office:value="0.0278514326420769">
            <text:p>0.0278514326</text:p>
          </table:table-cell>
          <table:table-cell office:value-type="float" office:value="0.0307926829268293">
            <text:p>0.0307926829</text:p>
          </table:table-cell>
          <table:table-cell office:value-type="float" office:value="1.1207732192465">
            <text:p>1.1207732192</text:p>
          </table:table-cell>
          <table:table-cell office:value-type="float" office:value="1.09900039075569">
            <text:p>1.0990003908</text:p>
          </table:table-cell>
          <table:table-cell office:value-type="float" office:value="1.10963284131469">
            <text:p>1.1096328413</text:p>
          </table:table-cell>
          <table:table-cell office:value-type="float" office:value="20.8129481974538">
            <text:p>20.8129481975</text:p>
          </table:table-cell>
          <table:table-cell office:value-type="float" office:value="25.2322947778573">
            <text:p>25.2322947779</text:p>
          </table:table-cell>
          <table:table-cell office:value-type="float" office:value="22.8549480570758">
            <text:p>22.85494805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399">
            <text:p>399</text:p>
          </table:table-cell>
          <table:table-cell office:value-type="float" office:value="8534">
            <text:p>8534</text:p>
          </table:table-cell>
          <table:table-cell office:value-type="float" office:value="13322">
            <text:p>13322</text:p>
          </table:table-cell>
          <table:table-cell office:value-type="float" office:value="19943">
            <text:p>19943</text:p>
          </table:table-cell>
          <table:table-cell office:value-type="float" office:value="63.25">
            <text:p>63.25</text:p>
          </table:table-cell>
          <table:table-cell office:value-type="float" office:value="57.5">
            <text:p>57.5</text:p>
          </table:table-cell>
          <table:table-cell office:value-type="float" office:value="754.625">
            <text:p>754.625</text:p>
          </table:table-cell>
          <table:table-cell office:value-type="float" office:value="0.00741153034919147">
            <text:p>0.0074115303</text:p>
          </table:table-cell>
          <table:table-cell office:value-type="float" office:value="0.00431616874343192">
            <text:p>0.0043161687</text:p>
          </table:table-cell>
          <table:table-cell office:value-type="float" office:value="0.03783909141052">
            <text:p>0.0378390914</text:p>
          </table:table-cell>
          <table:table-cell office:value-type="float" office:value="1.02604802055512">
            <text:p>1.0260480206</text:p>
          </table:table-cell>
          <table:table-cell office:value-type="float" office:value="1.01514310405475">
            <text:p>1.0151431041</text:p>
          </table:table-cell>
          <table:table-cell office:value-type="float" office:value="1.13524314174082">
            <text:p>1.1352431417</text:p>
          </table:table-cell>
          <table:table-cell table:number-columns-repeated="2" office:value-type="float" office:value="0">
            <text:p>0</text:p>
          </table:table-cell>
          <table:table-cell office:value-type="float" office:value="18.6627111902303">
            <text:p>18.662711190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880">
            <text:p>8880</text:p>
          </table:table-cell>
          <table:table-cell office:value-type="float" office:value="12440">
            <text:p>12440</text:p>
          </table:table-cell>
          <table:table-cell office:value-type="float" office:value="19449">
            <text:p>19449</text:p>
          </table:table-cell>
          <table:table-cell office:value-type="float" office:value="62.375">
            <text:p>62.375</text:p>
          </table:table-cell>
          <table:table-cell office:value-type="float" office:value="202.75">
            <text:p>202.75</text:p>
          </table:table-cell>
          <table:table-cell office:value-type="float" office:value="1055">
            <text:p>1055</text:p>
          </table:table-cell>
          <table:table-cell office:value-type="float" office:value="0.00702421171171171">
            <text:p>0.0070242117</text:p>
          </table:table-cell>
          <table:table-cell office:value-type="float" office:value="0.016298231511254">
            <text:p>0.0162982315</text:p>
          </table:table-cell>
          <table:table-cell office:value-type="float" office:value="0.0542444341611394">
            <text:p>0.0542444342</text:p>
          </table:table-cell>
          <table:table-cell office:value-type="float" office:value="1.02468144650933">
            <text:p>1.0246814465</text:p>
          </table:table-cell>
          <table:table-cell office:value-type="float" office:value="1.05756444969616">
            <text:p>1.0575644497</text:p>
          </table:table-cell>
          <table:table-cell office:value-type="float" office:value="1.19562273849341">
            <text:p>1.1956227385</text:p>
          </table:table-cell>
          <table:table-cell table:number-columns-repeated="2" office:value-type="float" office:value="0">
            <text:p>0</text:p>
          </table:table-cell>
          <table:table-cell office:value-type="float" office:value="13.1217400284702">
            <text:p>13.121740028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568">
            <text:p>8568</text:p>
          </table:table-cell>
          <table:table-cell office:value-type="float" office:value="13898">
            <text:p>13898</text:p>
          </table:table-cell>
          <table:table-cell office:value-type="float" office:value="20444">
            <text:p>20444</text:p>
          </table:table-cell>
          <table:table-cell office:value-type="float" office:value="196.375">
            <text:p>196.375</text:p>
          </table:table-cell>
          <table:table-cell office:value-type="float" office:value="633">
            <text:p>633</text:p>
          </table:table-cell>
          <table:table-cell office:value-type="float" office:value="1083.375">
            <text:p>1083.375</text:p>
          </table:table-cell>
          <table:table-cell office:value-type="float" office:value="0.0229195845004669">
            <text:p>0.0229195845</text:p>
          </table:table-cell>
          <table:table-cell office:value-type="float" office:value="0.0455461217441358">
            <text:p>0.0455461217</text:p>
          </table:table-cell>
          <table:table-cell office:value-type="float" office:value="0.0529923204852279">
            <text:p>0.0529923205</text:p>
          </table:table-cell>
          <table:table-cell office:value-type="float" office:value="1.08124814816484">
            <text:p>1.0812481482</text:p>
          </table:table-cell>
          <table:table-cell office:value-type="float" office:value="1.1634773465481">
            <text:p>1.1634773465</text:p>
          </table:table-cell>
          <table:table-cell office:value-type="float" office:value="1.1909771663179">
            <text:p>1.1909771663</text:p>
          </table:table-cell>
          <table:table-cell office:value-type="float" office:value="30.587836487536">
            <text:p>30.5878364875</text:p>
          </table:table-cell>
          <table:table-cell office:value-type="float" office:value="15.5625784149233">
            <text:p>15.5625784149</text:p>
          </table:table-cell>
          <table:table-cell office:value-type="float" office:value="13.4237350709083">
            <text:p>13.423735070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484">
            <text:p>8484</text:p>
          </table:table-cell>
          <table:table-cell office:value-type="float" office:value="14548">
            <text:p>14548</text:p>
          </table:table-cell>
          <table:table-cell office:value-type="float" office:value="20882">
            <text:p>20882</text:p>
          </table:table-cell>
          <table:table-cell office:value-type="float" office:value="324.625">
            <text:p>324.625</text:p>
          </table:table-cell>
          <table:table-cell office:value-type="float" office:value="410.75">
            <text:p>410.75</text:p>
          </table:table-cell>
          <table:table-cell office:value-type="float" office:value="493.125">
            <text:p>493.125</text:p>
          </table:table-cell>
          <table:table-cell office:value-type="float" office:value="0.038263201320132">
            <text:p>0.0382632013</text:p>
          </table:table-cell>
          <table:table-cell office:value-type="float" office:value="0.0282341215287325">
            <text:p>0.0282341215</text:p>
          </table:table-cell>
          <table:table-cell office:value-type="float" office:value="0.0236148357437027">
            <text:p>0.0236148357</text:p>
          </table:table-cell>
          <table:table-cell office:value-type="float" office:value="1.13679078686798">
            <text:p>1.1367907869</text:p>
          </table:table-cell>
          <table:table-cell office:value-type="float" office:value="1.10038186996282">
            <text:p>1.10038187</text:p>
          </table:table-cell>
          <table:table-cell office:value-type="float" office:value="1.08374493961868">
            <text:p>1.0837449396</text:p>
          </table:table-cell>
          <table:table-cell office:value-type="float" office:value="18.4596474641922">
            <text:p>18.4596474642</text:p>
          </table:table-cell>
          <table:table-cell office:value-type="float" office:value="24.8949475286348">
            <text:p>24.8949475286</text:p>
          </table:table-cell>
          <table:table-cell office:value-type="float" office:value="29.6974168946147">
            <text:p>29.697416894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8373">
            <text:p>8373</text:p>
          </table:table-cell>
          <table:table-cell office:value-type="float" office:value="14041">
            <text:p>14041</text:p>
          </table:table-cell>
          <table:table-cell office:value-type="float" office:value="22572">
            <text:p>22572</text:p>
          </table:table-cell>
          <table:table-cell office:value-type="float" office:value="82">
            <text:p>82</text:p>
          </table:table-cell>
          <table:table-cell office:value-type="float" office:value="607.875">
            <text:p>607.875</text:p>
          </table:table-cell>
          <table:table-cell office:value-type="float" office:value="698.25">
            <text:p>698.25</text:p>
          </table:table-cell>
          <table:table-cell office:value-type="float" office:value="0.00979338349456587">
            <text:p>0.0097933835</text:p>
          </table:table-cell>
          <table:table-cell office:value-type="float" office:value="0.0432928566341429">
            <text:p>0.0432928566</text:p>
          </table:table-cell>
          <table:table-cell office:value-type="float" office:value="0.0309343434343434">
            <text:p>0.0309343434</text:p>
          </table:table-cell>
          <table:table-cell office:value-type="float" office:value="1.03446482653711">
            <text:p>1.0344648265</text:p>
          </table:table-cell>
          <table:table-cell office:value-type="float" office:value="1.15519857023317">
            <text:p>1.1551985702</text:p>
          </table:table-cell>
          <table:table-cell office:value-type="float" office:value="1.11014579188348">
            <text:p>1.1101457919</text:p>
          </table:table-cell>
          <table:table-cell office:value-type="float" office:value="0">
            <text:p>0</text:p>
          </table:table-cell>
          <table:table-cell office:value-type="float" office:value="16.3547849541156">
            <text:p>16.3547849541</text:p>
          </table:table-cell>
          <table:table-cell office:value-type="float" office:value="22.7518574111882">
            <text:p>22.751857411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578">
            <text:p>8578</text:p>
          </table:table-cell>
          <table:table-cell office:value-type="float" office:value="14506">
            <text:p>14506</text:p>
          </table:table-cell>
          <table:table-cell office:value-type="float" office:value="25982">
            <text:p>25982</text:p>
          </table:table-cell>
          <table:table-cell office:value-type="float" office:value="137">
            <text:p>137</text:p>
          </table:table-cell>
          <table:table-cell office:value-type="float" office:value="219.75">
            <text:p>219.75</text:p>
          </table:table-cell>
          <table:table-cell office:value-type="float" office:value="793.25">
            <text:p>793.25</text:p>
          </table:table-cell>
          <table:table-cell office:value-type="float" office:value="0.0159710888318955">
            <text:p>0.0159710888</text:p>
          </table:table-cell>
          <table:table-cell office:value-type="float" office:value="0.0151489039018337">
            <text:p>0.0151489039</text:p>
          </table:table-cell>
          <table:table-cell office:value-type="float" office:value="0.0305307520591179">
            <text:p>0.0305307521</text:p>
          </table:table-cell>
          <table:table-cell office:value-type="float" office:value="1.05639875924145">
            <text:p>1.0563987592</text:p>
          </table:table-cell>
          <table:table-cell office:value-type="float" office:value="1.05347096266369">
            <text:p>1.0534709627</text:p>
          </table:table-cell>
          <table:table-cell office:value-type="float" office:value="1.10868460077665">
            <text:p>1.1086846008</text:p>
          </table:table-cell>
          <table:table-cell table:number-columns-repeated="2" office:value-type="float" office:value="0">
            <text:p>0</text:p>
          </table:table-cell>
          <table:table-cell office:value-type="float" office:value="23.0480826726737">
            <text:p>23.048082672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185">
            <text:p>10185</text:p>
          </table:table-cell>
          <table:table-cell office:value-type="float" office:value="15902">
            <text:p>15902</text:p>
          </table:table-cell>
          <table:table-cell office:value-type="float" office:value="27065">
            <text:p>27065</text:p>
          </table:table-cell>
          <table:table-cell office:value-type="float" office:value="290.125">
            <text:p>290.125</text:p>
          </table:table-cell>
          <table:table-cell office:value-type="float" office:value="514.75">
            <text:p>514.75</text:p>
          </table:table-cell>
          <table:table-cell office:value-type="float" office:value="970.5">
            <text:p>970.5</text:p>
          </table:table-cell>
          <table:table-cell office:value-type="float" office:value="0.0284855179185076">
            <text:p>0.0284855179</text:p>
          </table:table-cell>
          <table:table-cell office:value-type="float" office:value="0.032370142120488">
            <text:p>0.0323701421</text:p>
          </table:table-cell>
          <table:table-cell office:value-type="float" office:value="0.035858119342324">
            <text:p>0.0358581193</text:p>
          </table:table-cell>
          <table:table-cell office:value-type="float" office:value="1.1012897051877">
            <text:p>1.1012897052</text:p>
          </table:table-cell>
          <table:table-cell office:value-type="float" office:value="1.11534923657947">
            <text:p>1.1153492366</text:p>
          </table:table-cell>
          <table:table-cell office:value-type="float" office:value="1.12802359495476">
            <text:p>1.128023595</text:p>
          </table:table-cell>
          <table:table-cell office:value-type="float" office:value="24.6782697371444">
            <text:p>24.6782697371</text:p>
          </table:table-cell>
          <table:table-cell office:value-type="float" office:value="21.7578980490198">
            <text:p>21.757898049</text:p>
          </table:table-cell>
          <table:table-cell office:value-type="float" office:value="19.6748101067663">
            <text:p>19.67481010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335">
            <text:p>11335</text:p>
          </table:table-cell>
          <table:table-cell office:value-type="float" office:value="15356">
            <text:p>15356</text:p>
          </table:table-cell>
          <table:table-cell office:value-type="float" office:value="26433">
            <text:p>26433</text:p>
          </table:table-cell>
          <table:table-cell office:value-type="float" office:value="341.875">
            <text:p>341.875</text:p>
          </table:table-cell>
          <table:table-cell office:value-type="float" office:value="616.25">
            <text:p>616.25</text:p>
          </table:table-cell>
          <table:table-cell office:value-type="float" office:value="1033.875">
            <text:p>1033.875</text:p>
          </table:table-cell>
          <table:table-cell office:value-type="float" office:value="0.0301610057344508">
            <text:p>0.0301610057</text:p>
          </table:table-cell>
          <table:table-cell office:value-type="float" office:value="0.040130893461839">
            <text:p>0.0401308935</text:p>
          </table:table-cell>
          <table:table-cell office:value-type="float" office:value="0.0391130405175349">
            <text:p>0.0391130405</text:p>
          </table:table-cell>
          <table:table-cell office:value-type="float" office:value="1.10734650515373">
            <text:p>1.1073465052</text:p>
          </table:table-cell>
          <table:table-cell office:value-type="float" office:value="1.14361468479213">
            <text:p>1.1436146848</text:p>
          </table:table-cell>
          <table:table-cell office:value-type="float" office:value="1.13989410849088">
            <text:p>1.1398941085</text:p>
          </table:table-cell>
          <table:table-cell office:value-type="float" office:value="23.3264244187497">
            <text:p>23.3264244187</text:p>
          </table:table-cell>
          <table:table-cell office:value-type="float" office:value="17.6164600984758">
            <text:p>17.6164600985</text:p>
          </table:table-cell>
          <table:table-cell office:value-type="float" office:value="18.0659963565448">
            <text:p>18.065996356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5801">
            <text:p>15801</text:p>
          </table:table-cell>
          <table:table-cell office:value-type="float" office:value="25778">
            <text:p>25778</text:p>
          </table:table-cell>
          <table:table-cell office:value-type="float" office:value="442.625">
            <text:p>442.625</text:p>
          </table:table-cell>
          <table:table-cell office:value-type="float" office:value="562.25">
            <text:p>562.25</text:p>
          </table:table-cell>
          <table:table-cell office:value-type="float" office:value="915.625">
            <text:p>915.625</text:p>
          </table:table-cell>
          <table:table-cell office:value-type="float" office:value="0.0408325645756458">
            <text:p>0.0408325646</text:p>
          </table:table-cell>
          <table:table-cell office:value-type="float" office:value="0.0355831909372825">
            <text:p>0.0355831909</text:p>
          </table:table-cell>
          <table:table-cell office:value-type="float" office:value="0.0355196291411281">
            <text:p>0.0355196291</text:p>
          </table:table-cell>
          <table:table-cell office:value-type="float" office:value="1.14618188074122">
            <text:p>1.1461818807</text:p>
          </table:table-cell>
          <table:table-cell office:value-type="float" office:value="1.12702284869596">
            <text:p>1.1270228487</text:p>
          </table:table-cell>
          <table:table-cell office:value-type="float" office:value="1.12679152434042">
            <text:p>1.1267915243</text:p>
          </table:table-cell>
          <table:table-cell office:value-type="float" office:value="17.319614535585">
            <text:p>17.3196145356</text:p>
          </table:table-cell>
          <table:table-cell office:value-type="float" office:value="19.8241779997142">
            <text:p>19.8241779997</text:p>
          </table:table-cell>
          <table:table-cell office:value-type="float" office:value="19.8590400139043">
            <text:p>19.859040013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560">
            <text:p>17560</text:p>
          </table:table-cell>
          <table:table-cell office:value-type="float" office:value="26023">
            <text:p>26023</text:p>
          </table:table-cell>
          <table:table-cell office:value-type="float" office:value="589.375">
            <text:p>589.375</text:p>
          </table:table-cell>
          <table:table-cell office:value-type="float" office:value="543">
            <text:p>543</text:p>
          </table:table-cell>
          <table:table-cell office:value-type="float" office:value="792">
            <text:p>792</text:p>
          </table:table-cell>
          <table:table-cell office:value-type="float" office:value="0.0559497816593886">
            <text:p>0.0559497817</text:p>
          </table:table-cell>
          <table:table-cell office:value-type="float" office:value="0.0309225512528474">
            <text:p>0.0309225513</text:p>
          </table:table-cell>
          <table:table-cell office:value-type="float" office:value="0.0304346155324136">
            <text:p>0.0304346155</text:p>
          </table:table-cell>
          <table:table-cell office:value-type="float" office:value="1.20195977682062">
            <text:p>1.2019597768</text:p>
          </table:table-cell>
          <table:table-cell office:value-type="float" office:value="1.1101030895699">
            <text:p>1.1101030896</text:p>
          </table:table-cell>
          <table:table-cell office:value-type="float" office:value="1.10833663537576">
            <text:p>1.1083366354</text:p>
          </table:table-cell>
          <table:table-cell office:value-type="float" office:value="12.7321670319148">
            <text:p>12.7321670319</text:p>
          </table:table-cell>
          <table:table-cell office:value-type="float" office:value="22.7604029012425">
            <text:p>22.7604029012</text:p>
          </table:table-cell>
          <table:table-cell office:value-type="float" office:value="23.119802824043">
            <text:p>23.11980282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0">
            <text:p>10880</text:p>
          </table:table-cell>
          <table:table-cell office:value-type="float" office:value="18400">
            <text:p>18400</text:p>
          </table:table-cell>
          <table:table-cell office:value-type="float" office:value="27742">
            <text:p>27742</text:p>
          </table:table-cell>
          <table:table-cell office:value-type="float" office:value="574.125">
            <text:p>574.125</text:p>
          </table:table-cell>
          <table:table-cell office:value-type="float" office:value="1017.25">
            <text:p>1017.25</text:p>
          </table:table-cell>
          <table:table-cell office:value-type="float" office:value="565.375">
            <text:p>565.375</text:p>
          </table:table-cell>
          <table:table-cell office:value-type="float" office:value="0.0527688419117647">
            <text:p>0.0527688419</text:p>
          </table:table-cell>
          <table:table-cell office:value-type="float" office:value="0.0552853260869565">
            <text:p>0.0552853261</text:p>
          </table:table-cell>
          <table:table-cell office:value-type="float" office:value="0.0203797491168625">
            <text:p>0.0203797491</text:p>
          </table:table-cell>
          <table:table-cell office:value-type="float" office:value="1.19014866601753">
            <text:p>1.190148666</text:p>
          </table:table-cell>
          <table:table-cell office:value-type="float" office:value="1.19948931717421">
            <text:p>1.1994893172</text:p>
          </table:table-cell>
          <table:table-cell office:value-type="float" office:value="1.07214317689019">
            <text:p>1.0721431769</text:p>
          </table:table-cell>
          <table:table-cell office:value-type="float" office:value="13.4791423658585">
            <text:p>13.4791423659</text:p>
          </table:table-cell>
          <table:table-cell office:value-type="float" office:value="12.8810994214321">
            <text:p>12.8810994214</text:p>
          </table:table-cell>
          <table:table-cell office:value-type="float" office:value="34.3569741744129">
            <text:p>34.356974174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933">
            <text:p>10933</text:p>
          </table:table-cell>
          <table:table-cell office:value-type="float" office:value="18706">
            <text:p>18706</text:p>
          </table:table-cell>
          <table:table-cell office:value-type="float" office:value="28544">
            <text:p>28544</text:p>
          </table:table-cell>
          <table:table-cell office:value-type="float" office:value="355">
            <text:p>355</text:p>
          </table:table-cell>
          <table:table-cell office:value-type="float" office:value="585">
            <text:p>585</text:p>
          </table:table-cell>
          <table:table-cell office:value-type="float" office:value="522.625">
            <text:p>522.625</text:p>
          </table:table-cell>
          <table:table-cell office:value-type="float" office:value="0.0324705021494558">
            <text:p>0.0324705021</text:p>
          </table:table-cell>
          <table:table-cell office:value-type="float" office:value="0.0312733882176842">
            <text:p>0.0312733882</text:p>
          </table:table-cell>
          <table:table-cell office:value-type="float" office:value="0.018309452073991">
            <text:p>0.0183094521</text:p>
          </table:table-cell>
          <table:table-cell office:value-type="float" office:value="1.11571325120238">
            <text:p>1.1157132512</text:p>
          </table:table-cell>
          <table:table-cell office:value-type="float" office:value="1.1113737873907">
            <text:p>1.1113737874</text:p>
          </table:table-cell>
          <table:table-cell office:value-type="float" office:value="1.06474014488806">
            <text:p>1.0647401449</text:p>
          </table:table-cell>
          <table:table-cell office:value-type="float" office:value="21.69170849275">
            <text:p>21.6917084928</text:p>
          </table:table-cell>
          <table:table-cell office:value-type="float" office:value="22.5089165079488">
            <text:p>22.5089165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408">
            <text:p>18408</text:p>
          </table:table-cell>
          <table:table-cell office:value-type="float" office:value="29479">
            <text:p>29479</text:p>
          </table:table-cell>
          <table:table-cell office:value-type="float" office:value="372">
            <text:p>372</text:p>
          </table:table-cell>
          <table:table-cell office:value-type="float" office:value="678.5">
            <text:p>678.5</text:p>
          </table:table-cell>
          <table:table-cell office:value-type="float" office:value="425.25">
            <text:p>425.25</text:p>
          </table:table-cell>
          <table:table-cell office:value-type="float" office:value="0.0312237703542051">
            <text:p>0.0312237704</text:p>
          </table:table-cell>
          <table:table-cell office:value-type="float" office:value="0.0368589743589744">
            <text:p>0.0368589744</text:p>
          </table:table-cell>
          <table:table-cell office:value-type="float" office:value="0.0144255232538417">
            <text:p>0.0144255233</text:p>
          </table:table-cell>
          <table:table-cell office:value-type="float" office:value="1.11119404695658">
            <text:p>1.111194047</text:p>
          </table:table-cell>
          <table:table-cell office:value-type="float" office:value="1.13166923487837">
            <text:p>1.1316692349</text:p>
          </table:table-cell>
          <table:table-cell office:value-type="float" office:value="1.05089719900189">
            <text:p>1.050897199</text:p>
          </table:table-cell>
          <table:table-cell office:value-type="float" office:value="22.5441404133907">
            <text:p>22.5441404134</text:p>
          </table:table-cell>
          <table:table-cell office:value-type="float" office:value="19.1498672541837">
            <text:p>19.1498672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8775">
            <text:p>18775</text:p>
          </table:table-cell>
          <table:table-cell office:value-type="float" office:value="31636">
            <text:p>31636</text:p>
          </table:table-cell>
          <table:table-cell office:value-type="float" office:value="436.5">
            <text:p>436.5</text:p>
          </table:table-cell>
          <table:table-cell office:value-type="float" office:value="627.375">
            <text:p>627.375</text:p>
          </table:table-cell>
          <table:table-cell office:value-type="float" office:value="714.75">
            <text:p>714.75</text:p>
          </table:table-cell>
          <table:table-cell office:value-type="float" office:value="0.0327948910593539">
            <text:p>0.0327948911</text:p>
          </table:table-cell>
          <table:table-cell office:value-type="float" office:value="0.0334154460719041">
            <text:p>0.0334154461</text:p>
          </table:table-cell>
          <table:table-cell office:value-type="float" office:value="0.0225929321026678">
            <text:p>0.0225929321</text:p>
          </table:table-cell>
          <table:table-cell office:value-type="float" office:value="1.11689010827174">
            <text:p>1.1168901083</text:p>
          </table:table-cell>
          <table:table-cell office:value-type="float" office:value="1.11914258164259">
            <text:p>1.1191425816</text:p>
          </table:table-cell>
          <table:table-cell office:value-type="float" office:value="1.08007572589809">
            <text:p>1.0800757259</text:p>
          </table:table-cell>
          <table:table-cell office:value-type="float" office:value="21.4805378318182">
            <text:p>21.4805378318</text:p>
          </table:table-cell>
          <table:table-cell office:value-type="float" office:value="21.0879917207534">
            <text:p>21.0879917208</text:p>
          </table:table-cell>
          <table:table-cell office:value-type="float" office:value="31.0251071061081">
            <text:p>31.025107106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870">
            <text:p>14870</text:p>
          </table:table-cell>
          <table:table-cell office:value-type="float" office:value="19752">
            <text:p>19752</text:p>
          </table:table-cell>
          <table:table-cell office:value-type="float" office:value="31588">
            <text:p>31588</text:p>
          </table:table-cell>
          <table:table-cell office:value-type="float" office:value="490.75">
            <text:p>490.75</text:p>
          </table:table-cell>
          <table:table-cell office:value-type="float" office:value="407.625">
            <text:p>407.625</text:p>
          </table:table-cell>
          <table:table-cell office:value-type="float" office:value="707.75">
            <text:p>707.75</text:p>
          </table:table-cell>
          <table:table-cell office:value-type="float" office:value="0.0330026899798252">
            <text:p>0.03300269</text:p>
          </table:table-cell>
          <table:table-cell office:value-type="float" office:value="0.0206371506682868">
            <text:p>0.0206371507</text:p>
          </table:table-cell>
          <table:table-cell office:value-type="float" office:value="0.0224056603773585">
            <text:p>0.0224056604</text:p>
          </table:table-cell>
          <table:table-cell office:value-type="float" office:value="1.11764420291936">
            <text:p>1.1176442029</text:p>
          </table:table-cell>
          <table:table-cell office:value-type="float" office:value="1.07306477563491">
            <text:p>1.0730647756</text:p>
          </table:table-cell>
          <table:table-cell office:value-type="float" office:value="1.07940375800997">
            <text:p>1.079403758</text:p>
          </table:table-cell>
          <table:table-cell office:value-type="float" office:value="21.3474460820012">
            <text:p>21.347446082</text:p>
          </table:table-cell>
          <table:table-cell office:value-type="float" office:value="33.9327426204502">
            <text:p>33.9327426205</text:p>
          </table:table-cell>
          <table:table-cell office:value-type="float" office:value="31.2815467960954">
            <text:p>31.281546796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4248">
            <text:p>14248</text:p>
          </table:table-cell>
          <table:table-cell office:value-type="float" office:value="20094">
            <text:p>20094</text:p>
          </table:table-cell>
          <table:table-cell office:value-type="float" office:value="30250">
            <text:p>30250</text:p>
          </table:table-cell>
          <table:table-cell office:value-type="float" office:value="561.5">
            <text:p>561.5</text:p>
          </table:table-cell>
          <table:table-cell office:value-type="float" office:value="296">
            <text:p>296</text:p>
          </table:table-cell>
          <table:table-cell office:value-type="float" office:value="807.5">
            <text:p>807.5</text:p>
          </table:table-cell>
          <table:table-cell office:value-type="float" office:value="0.0394090398652442">
            <text:p>0.0394090399</text:p>
          </table:table-cell>
          <table:table-cell office:value-type="float" office:value="0.0147307654026077">
            <text:p>0.0147307654</text:p>
          </table:table-cell>
          <table:table-cell office:value-type="float" office:value="0.0266942148760331">
            <text:p>0.0266942149</text:p>
          </table:table-cell>
          <table:table-cell office:value-type="float" office:value="1.14097566147763">
            <text:p>1.1409756615</text:p>
          </table:table-cell>
          <table:table-cell office:value-type="float" office:value="1.05198298998985">
            <text:p>1.05198299</text:p>
          </table:table-cell>
          <table:table-cell office:value-type="float" office:value="1.0948264110375">
            <text:p>1.094826411</text:p>
          </table:table-cell>
          <table:table-cell office:value-type="float" office:value="17.9328735534685">
            <text:p>17.9328735535</text:p>
          </table:table-cell>
          <table:table-cell office:value-type="float" office:value="0">
            <text:p>0</text:p>
          </table:table-cell>
          <table:table-cell office:value-type="float" office:value="26.3112466003546">
            <text:p>26.311246600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601">
            <text:p>20601</text:p>
          </table:table-cell>
          <table:table-cell office:value-type="float" office:value="29269">
            <text:p>29269</text:p>
          </table:table-cell>
          <table:table-cell office:value-type="float" office:value="488.625">
            <text:p>488.625</text:p>
          </table:table-cell>
          <table:table-cell office:value-type="float" office:value="271.25">
            <text:p>271.25</text:p>
          </table:table-cell>
          <table:table-cell office:value-type="float" office:value="353.875">
            <text:p>353.875</text:p>
          </table:table-cell>
          <table:table-cell office:value-type="float" office:value="0.0353666039374638">
            <text:p>0.0353666039</text:p>
          </table:table-cell>
          <table:table-cell office:value-type="float" office:value="0.013166836561332">
            <text:p>0.0131668366</text:p>
          </table:table-cell>
          <table:table-cell office:value-type="float" office:value="0.0120904369811063">
            <text:p>0.012090437</text:p>
          </table:table-cell>
          <table:table-cell office:value-type="float" office:value="1.1262346752623">
            <text:p>1.1262346753</text:p>
          </table:table-cell>
          <table:table-cell office:value-type="float" office:value="1.04642372451133">
            <text:p>1.0464237245</text:p>
          </table:table-cell>
          <table:table-cell office:value-type="float" office:value="1.04260303962">
            <text:p>1.0426030396</text:p>
          </table:table-cell>
          <table:table-cell office:value-type="float" office:value="19.9434843544071">
            <text:p>19.94348435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135">
            <text:p>22135</text:p>
          </table:table-cell>
          <table:table-cell office:value-type="float" office:value="31741">
            <text:p>31741</text:p>
          </table:table-cell>
          <table:table-cell office:value-type="float" office:value="454.375">
            <text:p>454.375</text:p>
          </table:table-cell>
          <table:table-cell office:value-type="float" office:value="894.625">
            <text:p>894.625</text:p>
          </table:table-cell>
          <table:table-cell office:value-type="float" office:value="1268.75">
            <text:p>1268.75</text:p>
          </table:table-cell>
          <table:table-cell office:value-type="float" office:value="0.0323951946385284">
            <text:p>0.0323951946</text:p>
          </table:table-cell>
          <table:table-cell office:value-type="float" office:value="0.0404167607860854">
            <text:p>0.0404167608</text:p>
          </table:table-cell>
          <table:table-cell office:value-type="float" office:value="0.0399719605557481">
            <text:p>0.0399719606</text:p>
          </table:table-cell>
          <table:table-cell office:value-type="float" office:value="1.11544010056076">
            <text:p>1.1154401006</text:p>
          </table:table-cell>
          <table:table-cell office:value-type="float" office:value="1.14466035127408">
            <text:p>1.1446603513</text:p>
          </table:table-cell>
          <table:table-cell office:value-type="float" office:value="1.14303346690123">
            <text:p>1.1430334669</text:p>
          </table:table-cell>
          <table:table-cell office:value-type="float" office:value="21.7413369786563">
            <text:p>21.7413369787</text:p>
          </table:table-cell>
          <table:table-cell office:value-type="float" office:value="17.4942784261793">
            <text:p>17.4942784262</text:p>
          </table:table-cell>
          <table:table-cell office:value-type="float" office:value="17.6851449269055">
            <text:p>17.685144926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699">
            <text:p>22699</text:p>
          </table:table-cell>
          <table:table-cell office:value-type="float" office:value="33404">
            <text:p>33404</text:p>
          </table:table-cell>
          <table:table-cell office:value-type="float" office:value="282.25">
            <text:p>282.25</text:p>
          </table:table-cell>
          <table:table-cell office:value-type="float" office:value="498.5">
            <text:p>498.5</text:p>
          </table:table-cell>
          <table:table-cell office:value-type="float" office:value="1229.25">
            <text:p>1229.25</text:p>
          </table:table-cell>
          <table:table-cell office:value-type="float" office:value="0.0190516368545393">
            <text:p>0.0190516369</text:p>
          </table:table-cell>
          <table:table-cell office:value-type="float" office:value="0.0219613198819331">
            <text:p>0.0219613199</text:p>
          </table:table-cell>
          <table:table-cell office:value-type="float" office:value="0.0367994850916058">
            <text:p>0.0367994851</text:p>
          </table:table-cell>
          <table:table-cell office:value-type="float" office:value="1.06739214012989">
            <text:p>1.0673921401</text:p>
          </table:table-cell>
          <table:table-cell office:value-type="float" office:value="1.07780992674584">
            <text:p>1.0778099267</text:p>
          </table:table-cell>
          <table:table-cell office:value-type="float" office:value="1.13145243394251">
            <text:p>1.1314524339</text:p>
          </table:table-cell>
          <table:table-cell office:value-type="float" office:value="0">
            <text:p>0</text:p>
          </table:table-cell>
          <table:table-cell office:value-type="float" office:value="31.9075010431003">
            <text:p>31.9075010431</text:p>
          </table:table-cell>
          <table:table-cell office:value-type="float" office:value="19.1802709538112">
            <text:p>19.180270953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160">
            <text:p>21160</text:p>
          </table:table-cell>
          <table:table-cell office:value-type="float" office:value="35427">
            <text:p>35427</text:p>
          </table:table-cell>
          <table:table-cell office:value-type="float" office:value="221.125">
            <text:p>221.125</text:p>
          </table:table-cell>
          <table:table-cell office:value-type="float" office:value="599.25">
            <text:p>599.25</text:p>
          </table:table-cell>
          <table:table-cell office:value-type="float" office:value="1723">
            <text:p>1723</text:p>
          </table:table-cell>
          <table:table-cell office:value-type="float" office:value="0.0143634296849626">
            <text:p>0.0143634297</text:p>
          </table:table-cell>
          <table:table-cell office:value-type="float" office:value="0.028319943289225">
            <text:p>0.0283199433</text:p>
          </table:table-cell>
          <table:table-cell office:value-type="float" office:value="0.0486352217235442">
            <text:p>0.0486352217</text:p>
          </table:table-cell>
          <table:table-cell office:value-type="float" office:value="1.05067636779751">
            <text:p>1.0506763678</text:p>
          </table:table-cell>
          <table:table-cell office:value-type="float" office:value="1.10069175912058">
            <text:p>1.1006917591</text:p>
          </table:table-cell>
          <table:table-cell office:value-type="float" office:value="1.17485943022492">
            <text:p>1.1748594302</text:p>
          </table:table-cell>
          <table:table-cell office:value-type="float" office:value="0">
            <text:p>0</text:p>
          </table:table-cell>
          <table:table-cell office:value-type="float" office:value="24.8205455712197">
            <text:p>24.8205455712</text:p>
          </table:table-cell>
          <table:table-cell office:value-type="float" office:value="14.5957894795405">
            <text:p>14.595789479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15823">
            <text:p>15823</text:p>
          </table:table-cell>
          <table:table-cell office:value-type="float" office:value="22884">
            <text:p>22884</text:p>
          </table:table-cell>
          <table:table-cell office:value-type="float" office:value="39313">
            <text:p>39313</text:p>
          </table:table-cell>
          <table:table-cell office:value-type="float" office:value="180.375">
            <text:p>180.375</text:p>
          </table:table-cell>
          <table:table-cell office:value-type="float" office:value="1192.375">
            <text:p>1192.375</text:p>
          </table:table-cell>
          <table:table-cell office:value-type="float" office:value="1984.375">
            <text:p>1984.375</text:p>
          </table:table-cell>
          <table:table-cell office:value-type="float" office:value="0.0113995449661885">
            <text:p>0.011399545</text:p>
          </table:table-cell>
          <table:table-cell office:value-type="float" office:value="0.0521051826603741">
            <text:p>0.0521051827</text:p>
          </table:table-cell>
          <table:table-cell office:value-type="float" office:value="0.0504763055477832">
            <text:p>0.0504763055</text:p>
          </table:table-cell>
          <table:table-cell office:value-type="float" office:value="1.04015310864751">
            <text:p>1.0401531086</text:p>
          </table:table-cell>
          <table:table-cell office:value-type="float" office:value="1.18768944142905">
            <text:p>1.1876894414</text:p>
          </table:table-cell>
          <table:table-cell office:value-type="float" office:value="1.18166086996388">
            <text:p>1.18166087</text:p>
          </table:table-cell>
          <table:table-cell office:value-type="float" office:value="0">
            <text:p>0</text:p>
          </table:table-cell>
          <table:table-cell office:value-type="float" office:value="13.6464850213412">
            <text:p>13.6464850213</text:p>
          </table:table-cell>
          <table:table-cell office:value-type="float" office:value="14.0758590972973">
            <text:p>14.075859097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154">
            <text:p>24154</text:p>
          </table:table-cell>
          <table:table-cell office:value-type="float" office:value="41786">
            <text:p>41786</text:p>
          </table:table-cell>
          <table:table-cell office:value-type="float" office:value="332.75">
            <text:p>332.75</text:p>
          </table:table-cell>
          <table:table-cell office:value-type="float" office:value="1127.875">
            <text:p>1127.875</text:p>
          </table:table-cell>
          <table:table-cell office:value-type="float" office:value="1967.625">
            <text:p>1967.625</text:p>
          </table:table-cell>
          <table:table-cell office:value-type="float" office:value="0.0196370610799646">
            <text:p>0.0196370611</text:p>
          </table:table-cell>
          <table:table-cell office:value-type="float" office:value="0.0466951643620104">
            <text:p>0.0466951644</text:p>
          </table:table-cell>
          <table:table-cell office:value-type="float" office:value="0.0470881395682765">
            <text:p>0.0470881396</text:p>
          </table:table-cell>
          <table:table-cell office:value-type="float" office:value="1.06948551754888">
            <text:p>1.0694855175</text:p>
          </table:table-cell>
          <table:table-cell office:value-type="float" office:value="1.16770673448163">
            <text:p>1.1677067345</text:p>
          </table:table-cell>
          <table:table-cell office:value-type="float" office:value="1.16915438254945">
            <text:p>1.1691543825</text:p>
          </table:table-cell>
          <table:table-cell office:value-type="float" office:value="0">
            <text:p>0</text:p>
          </table:table-cell>
          <table:table-cell office:value-type="float" office:value="15.188026647617">
            <text:p>15.1880266476</text:p>
          </table:table-cell>
          <table:table-cell office:value-type="float" office:value="15.0641232632682">
            <text:p>15.064123263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7108">
            <text:p>17108</text:p>
          </table:table-cell>
          <table:table-cell office:value-type="float" office:value="24182">
            <text:p>24182</text:p>
          </table:table-cell>
          <table:table-cell office:value-type="float" office:value="41422">
            <text:p>41422</text:p>
          </table:table-cell>
          <table:table-cell office:value-type="float" office:value="344.875">
            <text:p>344.875</text:p>
          </table:table-cell>
          <table:table-cell office:value-type="float" office:value="1252.875">
            <text:p>1252.875</text:p>
          </table:table-cell>
          <table:table-cell office:value-type="float" office:value="2107.625">
            <text:p>2107.625</text:p>
          </table:table-cell>
          <table:table-cell office:value-type="float" office:value="0.0201586976852934">
            <text:p>0.0201586977</text:p>
          </table:table-cell>
          <table:table-cell office:value-type="float" office:value="0.0518102307501447">
            <text:p>0.0518102308</text:p>
          </table:table-cell>
          <table:table-cell office:value-type="float" office:value="0.0508817777992371">
            <text:p>0.0508817778</text:p>
          </table:table-cell>
          <table:table-cell office:value-type="float" office:value="1.07135193315957">
            <text:p>1.0713519332</text:p>
          </table:table-cell>
          <table:table-cell office:value-type="float" office:value="1.18659703564586">
            <text:p>1.1865970356</text:p>
          </table:table-cell>
          <table:table-cell office:value-type="float" office:value="1.18316057470887">
            <text:p>1.1831605747</text:p>
          </table:table-cell>
          <table:table-cell office:value-type="float" office:value="34.7299425938336">
            <text:p>34.7299425938</text:p>
          </table:table-cell>
          <table:table-cell office:value-type="float" office:value="13.7222333541571">
            <text:p>13.7222333542</text:p>
          </table:table-cell>
          <table:table-cell office:value-type="float" office:value="13.9664067173313">
            <text:p>13.966406717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6204">
            <text:p>16204</text:p>
          </table:table-cell>
          <table:table-cell office:value-type="float" office:value="25470">
            <text:p>25470</text:p>
          </table:table-cell>
          <table:table-cell office:value-type="float" office:value="43642">
            <text:p>43642</text:p>
          </table:table-cell>
          <table:table-cell office:value-type="float" office:value="408.5">
            <text:p>408.5</text:p>
          </table:table-cell>
          <table:table-cell office:value-type="float" office:value="855.375">
            <text:p>855.375</text:p>
          </table:table-cell>
          <table:table-cell office:value-type="float" office:value="1496.25">
            <text:p>1496.25</text:p>
          </table:table-cell>
          <table:table-cell office:value-type="float" office:value="0.0252098247346334">
            <text:p>0.0252098247</text:p>
          </table:table-cell>
          <table:table-cell office:value-type="float" office:value="0.0335836277974087">
            <text:p>0.0335836278</text:p>
          </table:table-cell>
          <table:table-cell office:value-type="float" office:value="0.0342846340680995">
            <text:p>0.0342846341</text:p>
          </table:table-cell>
          <table:table-cell office:value-type="float" office:value="1.08948003568699">
            <text:p>1.0894800357</text:p>
          </table:table-cell>
          <table:table-cell office:value-type="float" office:value="1.11975330300076">
            <text:p>1.119753303</text:p>
          </table:table-cell>
          <table:table-cell office:value-type="float" office:value="1.12230007405939">
            <text:p>1.1223000741</text:p>
          </table:table-cell>
          <table:table-cell office:value-type="float" office:value="27.8402564447693">
            <text:p>27.8402564448</text:p>
          </table:table-cell>
          <table:table-cell office:value-type="float" office:value="20.9841029308225">
            <text:p>20.9841029308</text:p>
          </table:table-cell>
          <table:table-cell office:value-type="float" office:value="20.5620562041461">
            <text:p>20.562056204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66">
            <text:p>26666</text:p>
          </table:table-cell>
          <table:table-cell office:value-type="float" office:value="45134">
            <text:p>45134</text:p>
          </table:table-cell>
          <table:table-cell office:value-type="float" office:value="614.625">
            <text:p>614.625</text:p>
          </table:table-cell>
          <table:table-cell office:value-type="float" office:value="164.625">
            <text:p>164.625</text:p>
          </table:table-cell>
          <table:table-cell office:value-type="float" office:value="286.25">
            <text:p>286.25</text:p>
          </table:table-cell>
          <table:table-cell office:value-type="float" office:value="0.0402795071760928">
            <text:p>0.0402795072</text:p>
          </table:table-cell>
          <table:table-cell office:value-type="float" office:value="0.00617359183979599">
            <text:p>0.0061735918</text:p>
          </table:table-cell>
          <table:table-cell office:value-type="float" office:value="0.00634222537333274">
            <text:p>0.0063422254</text:p>
          </table:table-cell>
          <table:table-cell office:value-type="float" office:value="1.14415825496509">
            <text:p>1.144158255</text:p>
          </table:table-cell>
          <table:table-cell office:value-type="float" office:value="1.02168227338225">
            <text:p>1.0216822734</text:p>
          </table:table-cell>
          <table:table-cell office:value-type="float" office:value="1.02227662749913">
            <text:p>1.0222766275</text:p>
          </table:table-cell>
          <table:table-cell office:value-type="float" office:value="17.5527251550512">
            <text:p>17.5527251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7482">
            <text:p>47482</text:p>
          </table:table-cell>
          <table:table-cell office:value-type="float" office:value="631.875">
            <text:p>631.875</text:p>
          </table:table-cell>
          <table:table-cell office:value-type="float" office:value="1315">
            <text:p>1315</text:p>
          </table:table-cell>
          <table:table-cell office:value-type="float" office:value="-326">
            <text:p>-326</text:p>
          </table:table-cell>
          <table:table-cell office:value-type="float" office:value="0.0378640340364334">
            <text:p>0.037864034</text:p>
          </table:table-cell>
          <table:table-cell office:value-type="float" office:value="0.0460966803379255">
            <text:p>0.0460966803</text:p>
          </table:table-cell>
          <table:table-cell office:value-type="float" office:value="-0.0068657596562908">
            <text:p>-0.0068657597</text:p>
          </table:table-cell>
          <table:table-cell office:value-type="float" office:value="1.1353341418716">
            <text:p>1.1353341419</text:p>
          </table:table-cell>
          <table:table-cell office:value-type="float" office:value="1.16550319290157">
            <text:p>1.1655031929</text:p>
          </table:table-cell>
          <table:table-cell office:value-type="float" office:value="0.976062232968072">
            <text:p>0.976062233</text:p>
          </table:table-cell>
          <table:table-cell office:value-type="float" office:value="18.6506427815646">
            <text:p>18.6506427816</text:p>
          </table:table-cell>
          <table:table-cell office:value-type="float" office:value="15.3807839753944">
            <text:p>15.3807839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9734">
            <text:p>29734</text:p>
          </table:table-cell>
          <table:table-cell office:value-type="float" office:value="50265">
            <text:p>50265</text:p>
          </table:table-cell>
          <table:table-cell office:value-type="float" office:value="593.75">
            <text:p>593.75</text:p>
          </table:table-cell>
          <table:table-cell office:value-type="float" office:value="962.375">
            <text:p>962.375</text:p>
          </table:table-cell>
          <table:table-cell office:value-type="float" office:value="-38.25">
            <text:p>-38.25</text:p>
          </table:table-cell>
          <table:table-cell office:value-type="float" office:value="0.0333511205976521">
            <text:p>0.0333511206</text:p>
          </table:table-cell>
          <table:table-cell office:value-type="float" office:value="0.0323661464989574">
            <text:p>0.0323661465</text:p>
          </table:table-cell>
          <table:table-cell office:value-type="float" office:value="-0.000760966875559534">
            <text:p>-0.0007609669</text:p>
          </table:table-cell>
          <table:table-cell office:value-type="float" office:value="1.11890902469222">
            <text:p>1.1189090247</text:p>
          </table:table-cell>
          <table:table-cell office:value-type="float" office:value="1.11533474492717">
            <text:p>1.1153347449</text:p>
          </table:table-cell>
          <table:table-cell office:value-type="float" office:value="0.99733775091389">
            <text:p>0.9973377509</text:p>
          </table:table-cell>
          <table:table-cell office:value-type="float" office:value="21.128003677464">
            <text:p>21.1280036775</text:p>
          </table:table-cell>
          <table:table-cell office:value-type="float" office:value="21.7605417414602">
            <text:p>21.7605417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862">
            <text:p>30862</text:p>
          </table:table-cell>
          <table:table-cell office:value-type="float" office:value="47397">
            <text:p>47397</text:p>
          </table:table-cell>
          <table:table-cell office:value-type="float" office:value="778.125">
            <text:p>778.125</text:p>
          </table:table-cell>
          <table:table-cell office:value-type="float" office:value="1103.25">
            <text:p>1103.25</text:p>
          </table:table-cell>
          <table:table-cell office:value-type="float" office:value="-220.75">
            <text:p>-220.75</text:p>
          </table:table-cell>
          <table:table-cell office:value-type="float" office:value="0.0416934576434657">
            <text:p>0.0416934576</text:p>
          </table:table-cell>
          <table:table-cell office:value-type="float" office:value="0.0357478452465816">
            <text:p>0.0357478452</text:p>
          </table:table-cell>
          <table:table-cell office:value-type="float" office:value="-0.00465746777222187">
            <text:p>-0.0046574678</text:p>
          </table:table-cell>
          <table:table-cell office:value-type="float" office:value="1.14933425679625">
            <text:p>1.1493342568</text:p>
          </table:table-cell>
          <table:table-cell office:value-type="float" office:value="1.12762215890499">
            <text:p>1.1276221589</text:p>
          </table:table-cell>
          <table:table-cell office:value-type="float" office:value="0.98374137912908">
            <text:p>0.9837413791</text:p>
          </table:table-cell>
          <table:table-cell office:value-type="float" office:value="16.9690570341865">
            <text:p>16.9690570342</text:p>
          </table:table-cell>
          <table:table-cell office:value-type="float" office:value="19.7344458137023">
            <text:p>19.7344458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0222">
            <text:p>30222</text:p>
          </table:table-cell>
          <table:table-cell office:value-type="float" office:value="44042">
            <text:p>44042</text:p>
          </table:table-cell>
          <table:table-cell office:value-type="float" office:value="1015.875">
            <text:p>1015.875</text:p>
          </table:table-cell>
          <table:table-cell office:value-type="float" office:value="174.625">
            <text:p>174.625</text:p>
          </table:table-cell>
          <table:table-cell office:value-type="float" office:value="271.625">
            <text:p>271.625</text:p>
          </table:table-cell>
          <table:table-cell office:value-type="float" office:value="0.0489814368370299">
            <text:p>0.0489814368</text:p>
          </table:table-cell>
          <table:table-cell office:value-type="float" office:value="0.0057780755740851">
            <text:p>0.0057780756</text:p>
          </table:table-cell>
          <table:table-cell office:value-type="float" office:value="0.00616740838290723">
            <text:p>0.0061674084</text:p>
          </table:table-cell>
          <table:table-cell office:value-type="float" office:value="1.17613742399266">
            <text:p>1.176137424</text:p>
          </table:table-cell>
          <table:table-cell office:value-type="float" office:value="1.02028870137768">
            <text:p>1.0202887014</text:p>
          </table:table-cell>
          <table:table-cell office:value-type="float" office:value="1.02166048171545">
            <text:p>1.0216604817</text:p>
          </table:table-cell>
          <table:table-cell office:value-type="float" office:value="14.4950334027264">
            <text:p>14.49503340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770">
            <text:p>770</text:p>
          </table:table-cell>
          <table:table-cell office:value-type="float" office:value="21728">
            <text:p>21728</text:p>
          </table:table-cell>
          <table:table-cell office:value-type="float" office:value="29446">
            <text:p>29446</text:p>
          </table:table-cell>
          <table:table-cell office:value-type="float" office:value="46073">
            <text:p>46073</text:p>
          </table:table-cell>
          <table:table-cell office:value-type="float" office:value="-844">
            <text:p>-844</text:p>
          </table:table-cell>
          <table:table-cell office:value-type="float" office:value="1283.75">
            <text:p>1283.75</text:p>
          </table:table-cell>
          <table:table-cell office:value-type="float" office:value="-145.375">
            <text:p>-145.375</text:p>
          </table:table-cell>
          <table:table-cell office:value-type="float" office:value="-0.0388438880706922">
            <text:p>-0.0388438881</text:p>
          </table:table-cell>
          <table:table-cell office:value-type="float" office:value="0.0435967533790668">
            <text:p>0.0435967534</text:p>
          </table:table-cell>
          <table:table-cell office:value-type="float" office:value="-0.00315531873331452">
            <text:p>-0.0031553187</text:p>
          </table:table-cell>
          <table:table-cell office:value-type="float" office:value="0.867003733127856">
            <text:p>0.8670037331</text:p>
          </table:table-cell>
          <table:table-cell office:value-type="float" office:value="1.15631396356092">
            <text:p>1.1563139636</text:p>
          </table:table-cell>
          <table:table-cell office:value-type="float" office:value="0.988975898264564">
            <text:p>0.9889758983</text:p>
          </table:table-cell>
          <table:table-cell office:value-type="float" office:value="-17.4955715962523">
            <text:p>-17.4955715963</text:p>
          </table:table-cell>
          <table:table-cell office:value-type="float" office:value="16.2431637840588">
            <text:p>16.2431637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0916">
            <text:p>20916</text:p>
          </table:table-cell>
          <table:table-cell office:value-type="float" office:value="30096">
            <text:p>30096</text:p>
          </table:table-cell>
          <table:table-cell office:value-type="float" office:value="49290">
            <text:p>49290</text:p>
          </table:table-cell>
          <table:table-cell office:value-type="float" office:value="-1358.5">
            <text:p>-1358.5</text:p>
          </table:table-cell>
          <table:table-cell office:value-type="float" office:value="-409.75">
            <text:p>-409.75</text:p>
          </table:table-cell>
          <table:table-cell office:value-type="float" office:value="-66.375">
            <text:p>-66.375</text:p>
          </table:table-cell>
          <table:table-cell office:value-type="float" office:value="-0.0649502772996749">
            <text:p>-0.0649502773</text:p>
          </table:table-cell>
          <table:table-cell office:value-type="float" office:value="-0.0136147660818713">
            <text:p>-0.0136147661</text:p>
          </table:table-cell>
          <table:table-cell office:value-type="float" office:value="-0.00134662203286671">
            <text:p>-0.001346622</text:p>
          </table:table-cell>
          <table:table-cell office:value-type="float" office:value="0.780942364952895">
            <text:p>0.780942365</text:p>
          </table:table-cell>
          <table:table-cell office:value-type="float" office:value="0.95271162795016">
            <text:p>0.952711628</text:p>
          </table:table-cell>
          <table:table-cell office:value-type="float" office:value="0.995290377131129">
            <text:p>0.9952903771</text:p>
          </table:table-cell>
          <table:table-cell office:value-type="float" office:value="-10.3215140979346">
            <text:p>-10.32151409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19236">
            <text:p>19236</text:p>
          </table:table-cell>
          <table:table-cell office:value-type="float" office:value="30594">
            <text:p>30594</text:p>
          </table:table-cell>
          <table:table-cell office:value-type="float" office:value="46077">
            <text:p>46077</text:p>
          </table:table-cell>
          <table:table-cell office:value-type="float" office:value="-743">
            <text:p>-743</text:p>
          </table:table-cell>
          <table:table-cell office:value-type="float" office:value="1013.125">
            <text:p>1013.125</text:p>
          </table:table-cell>
          <table:table-cell office:value-type="float" office:value="28.125">
            <text:p>28.125</text:p>
          </table:table-cell>
          <table:table-cell office:value-type="float" office:value="-0.0386254938656685">
            <text:p>-0.0386254939</text:p>
          </table:table-cell>
          <table:table-cell office:value-type="float" office:value="0.0331151532980323">
            <text:p>0.0331151533</text:p>
          </table:table-cell>
          <table:table-cell office:value-type="float" office:value="0.000610391301517026">
            <text:p>0.0006103913</text:p>
          </table:table-cell>
          <table:table-cell office:value-type="float" office:value="0.867734951871839">
            <text:p>0.8677349519</text:p>
          </table:table-cell>
          <table:table-cell office:value-type="float" office:value="1.1180523987639">
            <text:p>1.1180523988</text:p>
          </table:table-cell>
          <table:table-cell office:value-type="float" office:value="1.00213709980729">
            <text:p>1.0021370998</text:p>
          </table:table-cell>
          <table:table-cell office:value-type="float" office:value="-17.5964797620348">
            <text:p>-17.596479762</text:p>
          </table:table-cell>
          <table:table-cell office:value-type="float" office:value="21.2761117615967">
            <text:p>21.2761117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0832">
            <text:p>20832</text:p>
          </table:table-cell>
          <table:table-cell office:value-type="float" office:value="30191">
            <text:p>30191</text:p>
          </table:table-cell>
          <table:table-cell office:value-type="float" office:value="44982">
            <text:p>44982</text:p>
          </table:table-cell>
          <table:table-cell office:value-type="float" office:value="116.125">
            <text:p>116.125</text:p>
          </table:table-cell>
          <table:table-cell office:value-type="float" office:value="32.5">
            <text:p>32.5</text:p>
          </table:table-cell>
          <table:table-cell office:value-type="float" office:value="1078.125">
            <text:p>1078.125</text:p>
          </table:table-cell>
          <table:table-cell office:value-type="float" office:value="0.00557435675883257">
            <text:p>0.0055743568</text:p>
          </table:table-cell>
          <table:table-cell office:value-type="float" office:value="0.00107647974561956">
            <text:p>0.0010764797</text:p>
          </table:table-cell>
          <table:table-cell office:value-type="float" office:value="0.0239679205015339">
            <text:p>0.0239679205</text:p>
          </table:table-cell>
          <table:table-cell office:value-type="float" office:value="1.01957115262433">
            <text:p>1.0195711526</text:p>
          </table:table-cell>
          <table:table-cell office:value-type="float" office:value="1.00376995037461">
            <text:p>1.0037699504</text:p>
          </table:table-cell>
          <table:table-cell office:value-type="float" office:value="1.08501366573318">
            <text:p>1.0850136657</text:p>
          </table:table-cell>
          <table:table-cell table:number-columns-repeated="2" office:value-type="float" office:value="0">
            <text:p>0</text:p>
          </table:table-cell>
          <table:table-cell office:value-type="float" office:value="29.2649935280198">
            <text:p>29.26499352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17600">
            <text:p>17600</text:p>
          </table:table-cell>
          <table:table-cell office:value-type="float" office:value="30290">
            <text:p>30290</text:p>
          </table:table-cell>
          <table:table-cell office:value-type="float" office:value="47668">
            <text:p>47668</text:p>
          </table:table-cell>
          <table:table-cell office:value-type="float" office:value="-378.5">
            <text:p>-378.5</text:p>
          </table:table-cell>
          <table:table-cell office:value-type="float" office:value="-488.25">
            <text:p>-488.25</text:p>
          </table:table-cell>
          <table:table-cell office:value-type="float" office:value="1181.5">
            <text:p>1181.5</text:p>
          </table:table-cell>
          <table:table-cell office:value-type="float" office:value="-0.0215056818181818">
            <text:p>-0.0215056818</text:p>
          </table:table-cell>
          <table:table-cell office:value-type="float" office:value="-0.0161191812479366">
            <text:p>-0.0161191812</text:p>
          </table:table-cell>
          <table:table-cell office:value-type="float" office:value="0.0247860199714693">
            <text:p>0.02478602</text:p>
          </table:table-cell>
          <table:table-cell office:value-type="float" office:value="0.925636602563275">
            <text:p>0.9256366026</text:p>
          </table:table-cell>
          <table:table-cell office:value-type="float" office:value="0.944092128520265">
            <text:p>0.9440921285</text:p>
          </table:table-cell>
          <table:table-cell office:value-type="float" office:value="1.08795518960075">
            <text:p>1.0879551896</text:p>
          </table:table-cell>
          <table:table-cell office:value-type="float" office:value="-31.8830567216604">
            <text:p>-31.8830567217</text:p>
          </table:table-cell>
          <table:table-cell office:value-type="float" office:value="0">
            <text:p>0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5675">
            <text:p>15675</text:p>
          </table:table-cell>
          <table:table-cell office:value-type="float" office:value="29408">
            <text:p>29408</text:p>
          </table:table-cell>
          <table:table-cell office:value-type="float" office:value="47941">
            <text:p>47941</text:p>
          </table:table-cell>
          <table:table-cell office:value-type="float" office:value="-585.625">
            <text:p>-585.625</text:p>
          </table:table-cell>
          <table:table-cell office:value-type="float" office:value="-835.875">
            <text:p>-835.875</text:p>
          </table:table-cell>
          <table:table-cell office:value-type="float" office:value="-637.25">
            <text:p>-637.25</text:p>
          </table:table-cell>
          <table:table-cell office:value-type="float" office:value="-0.0373604465709729">
            <text:p>-0.0373604466</text:p>
          </table:table-cell>
          <table:table-cell office:value-type="float" office:value="-0.0284233881936888">
            <text:p>-0.0284233882</text:p>
          </table:table-cell>
          <table:table-cell office:value-type="float" office:value="-0.0132923802173505">
            <text:p>-0.0132923802</text:p>
          </table:table-cell>
          <table:table-cell office:value-type="float" office:value="0.871974210818841">
            <text:p>0.8719742108</text:p>
          </table:table-cell>
          <table:table-cell office:value-type="float" office:value="0.902101603755051">
            <text:p>0.9021016038</text:p>
          </table:table-cell>
          <table:table-cell office:value-type="float" office:value="0.953822976488085">
            <text:p>0.9538229765</text:p>
          </table:table-cell>
          <table:table-cell office:value-type="float" office:value="-18.2041953841753">
            <text:p>-18.2041953842</text:p>
          </table:table-cell>
          <table:table-cell office:value-type="float" office:value="-24.0382687430056">
            <text:p>-24.038268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18425">
            <text:p>18425</text:p>
          </table:table-cell>
          <table:table-cell office:value-type="float" office:value="30954">
            <text:p>30954</text:p>
          </table:table-cell>
          <table:table-cell office:value-type="float" office:value="50274">
            <text:p>50274</text:p>
          </table:table-cell>
          <table:table-cell office:value-type="float" office:value="-286.375">
            <text:p>-286.375</text:p>
          </table:table-cell>
          <table:table-cell office:value-type="float" office:value="-438.625">
            <text:p>-438.625</text:p>
          </table:table-cell>
          <table:table-cell office:value-type="float" office:value="1676.75">
            <text:p>1676.75</text:p>
          </table:table-cell>
          <table:table-cell office:value-type="float" office:value="-0.0155427408412483">
            <text:p>-0.0155427408</text:p>
          </table:table-cell>
          <table:table-cell office:value-type="float" office:value="-0.0141702203269367">
            <text:p>-0.0141702203</text:p>
          </table:table-cell>
          <table:table-cell office:value-type="float" office:value="0.0333522297808012">
            <text:p>0.0333522298</text:p>
          </table:table-cell>
          <table:table-cell office:value-type="float" office:value="0.946073897569633">
            <text:p>0.9460738976</text:p>
          </table:table-cell>
          <table:table-cell office:value-type="float" office:value="0.950797787338185">
            <text:p>0.9507977873</text:p>
          </table:table-cell>
          <table:table-cell office:value-type="float" office:value="1.11891305184625">
            <text:p>1.1189130518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0832">
            <text:p>20832</text:p>
          </table:table-cell>
          <table:table-cell office:value-type="float" office:value="30450">
            <text:p>30450</text:p>
          </table:table-cell>
          <table:table-cell office:value-type="float" office:value="53276">
            <text:p>53276</text:p>
          </table:table-cell>
          <table:table-cell office:value-type="float" office:value="116.125">
            <text:p>116.125</text:p>
          </table:table-cell>
          <table:table-cell office:value-type="float" office:value="704.375">
            <text:p>704.375</text:p>
          </table:table-cell>
          <table:table-cell office:value-type="float" office:value="1320.5">
            <text:p>1320.5</text:p>
          </table:table-cell>
          <table:table-cell office:value-type="float" office:value="0.00557435675883257">
            <text:p>0.0055743568</text:p>
          </table:table-cell>
          <table:table-cell office:value-type="float" office:value="0.023132183908046">
            <text:p>0.0231321839</text:p>
          </table:table-cell>
          <table:table-cell office:value-type="float" office:value="0.0247860199714693">
            <text:p>0.02478602</text:p>
          </table:table-cell>
          <table:table-cell office:value-type="float" office:value="1.01957115262433">
            <text:p>1.0195711526</text:p>
          </table:table-cell>
          <table:table-cell office:value-type="float" office:value="1.08201143562558">
            <text:p>1.0820114356</text:p>
          </table:table-cell>
          <table:table-cell office:value-type="float" office:value="1.08795518960075">
            <text:p>1.0879551896</text:p>
          </table:table-cell>
          <table:table-cell office:value-type="float" office:value="0">
            <text:p>0</text:p>
          </table:table-cell>
          <table:table-cell office:value-type="float" office:value="30.3098761121694">
            <text:p>30.3098761122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17600">
            <text:p>17600</text:p>
          </table:table-cell>
          <table:table-cell office:value-type="float" office:value="29568">
            <text:p>29568</text:p>
          </table:table-cell>
          <table:table-cell office:value-type="float" office:value="53314">
            <text:p>53314</text:p>
          </table:table-cell>
          <table:table-cell office:value-type="float" office:value="-378.5">
            <text:p>-378.5</text:p>
          </table:table-cell>
          <table:table-cell office:value-type="float" office:value="-544.875">
            <text:p>-544.875</text:p>
          </table:table-cell>
          <table:table-cell office:value-type="float" office:value="698.25">
            <text:p>698.25</text:p>
          </table:table-cell>
          <table:table-cell office:value-type="float" office:value="-0.0215056818181818">
            <text:p>-0.0215056818</text:p>
          </table:table-cell>
          <table:table-cell office:value-type="float" office:value="-0.0184278612012987">
            <text:p>-0.0184278612</text:p>
          </table:table-cell>
          <table:table-cell office:value-type="float" office:value="0.0130969351389879">
            <text:p>0.0130969351</text:p>
          </table:table-cell>
          <table:table-cell office:value-type="float" office:value="0.925636602563275">
            <text:p>0.9256366026</text:p>
          </table:table-cell>
          <table:table-cell office:value-type="float" office:value="0.936168074489625">
            <text:p>0.9361680745</text:p>
          </table:table-cell>
          <table:table-cell office:value-type="float" office:value="1.04617547121813">
            <text:p>1.0461754712</text:p>
          </table:table-cell>
          <table:table-cell office:value-type="float" office:value="-31.8830567216604">
            <text:p>-31.8830567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5675">
            <text:p>15675</text:p>
          </table:table-cell>
          <table:table-cell office:value-type="float" office:value="28842">
            <text:p>28842</text:p>
          </table:table-cell>
          <table:table-cell office:value-type="float" office:value="52060">
            <text:p>52060</text:p>
          </table:table-cell>
          <table:table-cell office:value-type="float" office:value="-585.625">
            <text:p>-585.625</text:p>
          </table:table-cell>
          <table:table-cell office:value-type="float" office:value="908.5">
            <text:p>908.5</text:p>
          </table:table-cell>
          <table:table-cell office:value-type="float" office:value="1296.75">
            <text:p>1296.75</text:p>
          </table:table-cell>
          <table:table-cell office:value-type="float" office:value="-0.0373604465709729">
            <text:p>-0.0373604466</text:p>
          </table:table-cell>
          <table:table-cell office:value-type="float" office:value="0.0314992025518341">
            <text:p>0.0314992026</text:p>
          </table:table-cell>
          <table:table-cell office:value-type="float" office:value="0.0249087591240876">
            <text:p>0.0249087591</text:p>
          </table:table-cell>
          <table:table-cell office:value-type="float" office:value="0.871974210818841">
            <text:p>0.8719742108</text:p>
          </table:table-cell>
          <table:table-cell office:value-type="float" office:value="1.11219192046377">
            <text:p>1.1121919205</text:p>
          </table:table-cell>
          <table:table-cell office:value-type="float" office:value="1.08839673164527">
            <text:p>1.0883967316</text:p>
          </table:table-cell>
          <table:table-cell office:value-type="float" office:value="-18.2041953841753">
            <text:p>-18.2041953842</text:p>
          </table:table-cell>
          <table:table-cell office:value-type="float" office:value="22.3500117007141">
            <text:p>22.3500117007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8425">
            <text:p>18425</text:p>
          </table:table-cell>
          <table:table-cell office:value-type="float" office:value="30954">
            <text:p>30954</text:p>
          </table:table-cell>
          <table:table-cell office:value-type="float" office:value="55290">
            <text:p>55290</text:p>
          </table:table-cell>
          <table:table-cell office:value-type="float" office:value="-286.375">
            <text:p>-286.375</text:p>
          </table:table-cell>
          <table:table-cell office:value-type="float" office:value="-438.625">
            <text:p>-438.625</text:p>
          </table:table-cell>
          <table:table-cell office:value-type="float" office:value="1629.25">
            <text:p>1629.25</text:p>
          </table:table-cell>
          <table:table-cell office:value-type="float" office:value="-0.0155427408412483">
            <text:p>-0.0155427408</text:p>
          </table:table-cell>
          <table:table-cell office:value-type="float" office:value="-0.0141702203269367">
            <text:p>-0.0141702203</text:p>
          </table:table-cell>
          <table:table-cell office:value-type="float" office:value="0.02946735395189">
            <text:p>0.029467354</text:p>
          </table:table-cell>
          <table:table-cell office:value-type="float" office:value="0.946073897569633">
            <text:p>0.9460738976</text:p>
          </table:table-cell>
          <table:table-cell office:value-type="float" office:value="0.950797787338185">
            <text:p>0.9507977873</text:p>
          </table:table-cell>
          <table:table-cell office:value-type="float" office:value="1.10483765573151">
            <text:p>1.1048376557</text:p>
          </table:table-cell>
          <table:table-cell table:number-columns-repeated="2" office:value-type="float" office:value="0">
            <text:p>0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8304">
            <text:p>18304</text:p>
          </table:table-cell>
          <table:table-cell office:value-type="float" office:value="31675">
            <text:p>31675</text:p>
          </table:table-cell>
          <table:table-cell office:value-type="float" office:value="56644">
            <text:p>56644</text:p>
          </table:table-cell>
          <table:table-cell office:value-type="float" office:value="5.625">
            <text:p>5.625</text:p>
          </table:table-cell>
          <table:table-cell office:value-type="float" office:value="708.75">
            <text:p>708.75</text:p>
          </table:table-cell>
          <table:table-cell office:value-type="float" office:value="1364.25">
            <text:p>1364.25</text:p>
          </table:table-cell>
          <table:table-cell office:value-type="float" office:value="0.000307309877622378">
            <text:p>0.0003073099</text:p>
          </table:table-cell>
          <table:table-cell office:value-type="float" office:value="0.0223756906077348">
            <text:p>0.0223756906</text:p>
          </table:table-cell>
          <table:table-cell office:value-type="float" office:value="0.0240846338535414">
            <text:p>0.0240846339</text:p>
          </table:table-cell>
          <table:table-cell office:value-type="float" office:value="1.00107576967283">
            <text:p>1.0010757697</text:p>
          </table:table-cell>
          <table:table-cell office:value-type="float" office:value="1.07929623332621">
            <text:p>1.0792962333</text:p>
          </table:table-cell>
          <table:table-cell office:value-type="float" office:value="1.0854331548796">
            <text:p>1.0854331549</text:p>
          </table:table-cell>
          <table:table-cell office:value-type="float" office:value="0">
            <text:p>0</text:p>
          </table:table-cell>
          <table:table-cell office:value-type="float" office:value="31.3229841881665">
            <text:p>31.322984188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6302">
            <text:p>16302</text:p>
          </table:table-cell>
          <table:table-cell office:value-type="float" office:value="30550">
            <text:p>30550</text:p>
          </table:table-cell>
          <table:table-cell office:value-type="float" office:value="58310">
            <text:p>58310</text:p>
          </table:table-cell>
          <table:table-cell office:value-type="float" office:value="513.5">
            <text:p>513.5</text:p>
          </table:table-cell>
          <table:table-cell office:value-type="float" office:value="451.75">
            <text:p>451.75</text:p>
          </table:table-cell>
          <table:table-cell office:value-type="float" office:value="1194.25">
            <text:p>1194.25</text:p>
          </table:table-cell>
          <table:table-cell office:value-type="float" office:value="0.0314992025518341">
            <text:p>0.0314992026</text:p>
          </table:table-cell>
          <table:table-cell office:value-type="float" office:value="0.0147872340425532">
            <text:p>0.014787234</text:p>
          </table:table-cell>
          <table:table-cell office:value-type="float" office:value="0.0204810495626822">
            <text:p>0.0204810496</text:p>
          </table:table-cell>
          <table:table-cell office:value-type="float" office:value="1.11219192046377">
            <text:p>1.1121919205</text:p>
          </table:table-cell>
          <table:table-cell office:value-type="float" office:value="1.05218389723857">
            <text:p>1.0521838972</text:p>
          </table:table-cell>
          <table:table-cell office:value-type="float" office:value="1.07250584131612">
            <text:p>1.0725058413</text:p>
          </table:table-cell>
          <table:table-cell office:value-type="float" office:value="22.3500117007141">
            <text:p>22.3500117007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8564">
            <text:p>18564</text:p>
          </table:table-cell>
          <table:table-cell office:value-type="float" office:value="32136">
            <text:p>32136</text:p>
          </table:table-cell>
          <table:table-cell office:value-type="float" office:value="59092">
            <text:p>59092</text:p>
          </table:table-cell>
          <table:table-cell office:value-type="float" office:value="236.25">
            <text:p>236.25</text:p>
          </table:table-cell>
          <table:table-cell office:value-type="float" office:value="500.5">
            <text:p>500.5</text:p>
          </table:table-cell>
          <table:table-cell office:value-type="float" office:value="1755.25">
            <text:p>1755.25</text:p>
          </table:table-cell>
          <table:table-cell office:value-type="float" office:value="0.0127262443438914">
            <text:p>0.0127262443</text:p>
          </table:table-cell>
          <table:table-cell office:value-type="float" office:value="0.0155744336569579">
            <text:p>0.0155744337</text:p>
          </table:table-cell>
          <table:table-cell office:value-type="float" office:value="0.0297036823935558">
            <text:p>0.0297036824</text:p>
          </table:table-cell>
          <table:table-cell office:value-type="float" office:value="1.04485929150202">
            <text:p>1.0448592915</text:p>
          </table:table-cell>
          <table:table-cell office:value-type="float" office:value="1.05498594124747">
            <text:p>1.0549859412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1042">
            <text:p>21042</text:p>
          </table:table-cell>
          <table:table-cell office:value-type="float" office:value="35280">
            <text:p>35280</text:p>
          </table:table-cell>
          <table:table-cell office:value-type="float" office:value="63308">
            <text:p>63308</text:p>
          </table:table-cell>
          <table:table-cell office:value-type="float" office:value="-105">
            <text:p>-105</text:p>
          </table:table-cell>
          <table:table-cell office:value-type="float" office:value="1134">
            <text:p>1134</text:p>
          </table:table-cell>
          <table:table-cell office:value-type="float" office:value="1524.75">
            <text:p>1524.75</text:p>
          </table:table-cell>
          <table:table-cell office:value-type="float" office:value="-0.00499001996007984">
            <text:p>-0.00499002</text:p>
          </table:table-cell>
          <table:table-cell office:value-type="float" office:value="0.0321428571428571">
            <text:p>0.0321428571</text:p>
          </table:table-cell>
          <table:table-cell office:value-type="float" office:value="0.0240846338535414">
            <text:p>0.0240846339</text:p>
          </table:table-cell>
          <table:table-cell office:value-type="float" office:value="0.982583734726156">
            <text:p>0.9825837347</text:p>
          </table:table-cell>
          <table:table-cell office:value-type="float" office:value="1.114525">
            <text:p>1.114525</text:p>
          </table:table-cell>
          <table:table-cell office:value-type="float" office:value="1.0854331548796">
            <text:p>1.0854331549</text:p>
          </table:table-cell>
          <table:table-cell office:value-type="float" office:value="0">
            <text:p>0</text:p>
          </table:table-cell>
          <table:table-cell office:value-type="float" office:value="21.9093251418321">
            <text:p>21.9093251418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21672">
            <text:p>21672</text:p>
          </table:table-cell>
          <table:table-cell office:value-type="float" office:value="35520">
            <text:p>35520</text:p>
          </table:table-cell>
          <table:table-cell office:value-type="float" office:value="65170">
            <text:p>65170</text:p>
          </table:table-cell>
          <table:table-cell office:value-type="float" office:value="-336">
            <text:p>-336</text:p>
          </table:table-cell>
          <table:table-cell office:value-type="float" office:value="822.5">
            <text:p>822.5</text:p>
          </table:table-cell>
          <table:table-cell office:value-type="float" office:value="1334.75">
            <text:p>1334.75</text:p>
          </table:table-cell>
          <table:table-cell office:value-type="float" office:value="-0.0155038759689922">
            <text:p>-0.015503876</text:p>
          </table:table-cell>
          <table:table-cell office:value-type="float" office:value="0.0231559684684685">
            <text:p>0.0231559685</text:p>
          </table:table-cell>
          <table:table-cell office:value-type="float" office:value="0.0204810495626822">
            <text:p>0.0204810496</text:p>
          </table:table-cell>
          <table:table-cell office:value-type="float" office:value="0.946207559641848">
            <text:p>0.9462075596</text:p>
          </table:table-cell>
          <table:table-cell office:value-type="float" office:value="1.08209683943604">
            <text:p>1.0820968394</text:p>
          </table:table-cell>
          <table:table-cell office:value-type="float" office:value="1.07250584131612">
            <text:p>1.0725058413</text:p>
          </table:table-cell>
          <table:table-cell office:value-type="float" office:value="0">
            <text:p>0</text:p>
          </table:table-cell>
          <table:table-cell office:value-type="float" office:value="30.2790967262616">
            <text:p>30.279096726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0538">
            <text:p>20538</text:p>
          </table:table-cell>
          <table:table-cell office:value-type="float" office:value="34390">
            <text:p>34390</text:p>
          </table:table-cell>
          <table:table-cell office:value-type="float" office:value="66044">
            <text:p>66044</text:p>
          </table:table-cell>
          <table:table-cell office:value-type="float" office:value="394.25">
            <text:p>394.25</text:p>
          </table:table-cell>
          <table:table-cell office:value-type="float" office:value="1220.75">
            <text:p>1220.75</text:p>
          </table:table-cell>
          <table:table-cell office:value-type="float" office:value="1961.75">
            <text:p>1961.75</text:p>
          </table:table-cell>
          <table:table-cell office:value-type="float" office:value="0.019196124257474">
            <text:p>0.0191961243</text:p>
          </table:table-cell>
          <table:table-cell office:value-type="float" office:value="0.0354972375690608">
            <text:p>0.0354972376</text:p>
          </table:table-cell>
          <table:table-cell office:value-type="float" office:value="0.0297036823935558">
            <text:p>0.0297036824</text:p>
          </table:table-cell>
          <table:table-cell office:value-type="float" office:value="1.06790867762672">
            <text:p>1.0679086776</text:p>
          </table:table-cell>
          <table:table-cell office:value-type="float" office:value="1.12671003708678">
            <text:p>1.1267100371</text:p>
          </table:table-cell>
          <table:table-cell office:value-type="float" office:value="1.10569221352301">
            <text:p>1.1056922135</text:p>
          </table:table-cell>
          <table:table-cell office:value-type="float" office:value="0">
            <text:p>0</text:p>
          </table:table-cell>
          <table:table-cell office:value-type="float" office:value="19.8713509514695">
            <text:p>19.8713509515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0895">
            <text:p>20895</text:p>
          </table:table-cell>
          <table:table-cell office:value-type="float" office:value="35226">
            <text:p>35226</text:p>
          </table:table-cell>
          <table:table-cell office:value-type="float" office:value="67640">
            <text:p>67640</text:p>
          </table:table-cell>
          <table:table-cell office:value-type="float" office:value="317.25">
            <text:p>317.25</text:p>
          </table:table-cell>
          <table:table-cell office:value-type="float" office:value="1258.75">
            <text:p>1258.75</text:p>
          </table:table-cell>
          <table:table-cell office:value-type="float" office:value="2018.75">
            <text:p>2018.75</text:p>
          </table:table-cell>
          <table:table-cell office:value-type="float" office:value="0.0151830581478823">
            <text:p>0.0151830581</text:p>
          </table:table-cell>
          <table:table-cell office:value-type="float" office:value="0.0357335490830637">
            <text:p>0.0357335491</text:p>
          </table:table-cell>
          <table:table-cell office:value-type="float" office:value="0.0298455056179775">
            <text:p>0.0298455056</text:p>
          </table:table-cell>
          <table:table-cell office:value-type="float" office:value="1.05359253301684">
            <text:p>1.053592533</text:p>
          </table:table-cell>
          <table:table-cell office:value-type="float" office:value="1.12757011938966">
            <text:p>1.1275701194</text:p>
          </table:table-cell>
          <table:table-cell office:value-type="float" office:value="1.10620514790588">
            <text:p>1.1062051479</text:p>
          </table:table-cell>
          <table:table-cell office:value-type="float" office:value="0">
            <text:p>0</text:p>
          </table:table-cell>
          <table:table-cell office:value-type="float" office:value="19.7422040602386">
            <text:p>19.7422040602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8627">
            <text:p>18627</text:p>
          </table:table-cell>
          <table:table-cell office:value-type="float" office:value="35070">
            <text:p>35070</text:p>
          </table:table-cell>
          <table:table-cell office:value-type="float" office:value="67488">
            <text:p>67488</text:p>
          </table:table-cell>
          <table:table-cell office:value-type="float" office:value="25.125">
            <text:p>25.125</text:p>
          </table:table-cell>
          <table:table-cell office:value-type="float" office:value="-175">
            <text:p>-175</text:p>
          </table:table-cell>
          <table:table-cell office:value-type="float" office:value="1562.75">
            <text:p>1562.75</text:p>
          </table:table-cell>
          <table:table-cell office:value-type="float" office:value="0.00134884844580448">
            <text:p>0.0013488484</text:p>
          </table:table-cell>
          <table:table-cell office:value-type="float" office:value="-0.00499001996007984">
            <text:p>-0.00499002</text:p>
          </table:table-cell>
          <table:table-cell office:value-type="float" office:value="0.0231559684684685">
            <text:p>0.0231559685</text:p>
          </table:table-cell>
          <table:table-cell office:value-type="float" office:value="1.00472453556889">
            <text:p>1.0047245356</text:p>
          </table:table-cell>
          <table:table-cell office:value-type="float" office:value="0.982583734726156">
            <text:p>0.9825837347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6317">
            <text:p>16317</text:p>
          </table:table-cell>
          <table:table-cell office:value-type="float" office:value="34542">
            <text:p>34542</text:p>
          </table:table-cell>
          <table:table-cell office:value-type="float" office:value="67830">
            <text:p>67830</text:p>
          </table:table-cell>
          <table:table-cell office:value-type="float" office:value="53.5">
            <text:p>53.5</text:p>
          </table:table-cell>
          <table:table-cell office:value-type="float" office:value="652.5">
            <text:p>652.5</text:p>
          </table:table-cell>
          <table:table-cell office:value-type="float" office:value="178.5">
            <text:p>178.5</text:p>
          </table:table-cell>
          <table:table-cell office:value-type="float" office:value="0.00327878899307471">
            <text:p>0.003278789</text:p>
          </table:table-cell>
          <table:table-cell office:value-type="float" office:value="0.0188900468994268">
            <text:p>0.0188900469</text:p>
          </table:table-cell>
          <table:table-cell office:value-type="float" office:value="0.00263157894736842">
            <text:p>0.0026315789</text:p>
          </table:table-cell>
          <table:table-cell office:value-type="float" office:value="1.01149683237199">
            <text:p>1.0114968324</text:p>
          </table:table-cell>
          <table:table-cell office:value-type="float" office:value="1.06681455853684">
            <text:p>1.0668145585</text:p>
          </table:table-cell>
          <table:table-cell office:value-type="float" office:value="1.00922409972299">
            <text:p>1.00922409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0563">
            <text:p>20563</text:p>
          </table:table-cell>
          <table:table-cell office:value-type="float" office:value="36852">
            <text:p>36852</text:p>
          </table:table-cell>
          <table:table-cell office:value-type="float" office:value="68324">
            <text:p>68324</text:p>
          </table:table-cell>
          <table:table-cell office:value-type="float" office:value="572.75">
            <text:p>572.75</text:p>
          </table:table-cell>
          <table:table-cell office:value-type="float" office:value="1223.625">
            <text:p>1223.625</text:p>
          </table:table-cell>
          <table:table-cell office:value-type="float" office:value="1258.75">
            <text:p>1258.75</text:p>
          </table:table-cell>
          <table:table-cell office:value-type="float" office:value="0.0278534260565093">
            <text:p>0.0278534261</text:p>
          </table:table-cell>
          <table:table-cell office:value-type="float" office:value="0.0332037609899056">
            <text:p>0.033203761</text:p>
          </table:table-cell>
          <table:table-cell office:value-type="float" office:value="0.0184232480533927">
            <text:p>0.0184232481</text:p>
          </table:table-cell>
          <table:table-cell office:value-type="float" office:value="1.09900758535023">
            <text:p>1.0990075854</text:p>
          </table:table-cell>
          <table:table-cell office:value-type="float" office:value="1.11837404336266">
            <text:p>1.1183740434</text:p>
          </table:table-cell>
          <table:table-cell office:value-type="float" office:value="1.06514662368179">
            <text:p>1.0651466237</text:p>
          </table:table-cell>
          <table:table-cell office:value-type="float" office:value="25.2305135305934">
            <text:p>25.2305135306</text:p>
          </table:table-cell>
          <table:table-cell office:value-type="float" office:value="21.2202491353666">
            <text:p>21.22024913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1102">
            <text:p>21102</text:p>
          </table:table-cell>
          <table:table-cell office:value-type="float" office:value="38076">
            <text:p>38076</text:p>
          </table:table-cell>
          <table:table-cell office:value-type="float" office:value="73720">
            <text:p>73720</text:p>
          </table:table-cell>
          <table:table-cell office:value-type="float" office:value="512.125">
            <text:p>512.125</text:p>
          </table:table-cell>
          <table:table-cell office:value-type="float" office:value="-190">
            <text:p>-190</text:p>
          </table:table-cell>
          <table:table-cell office:value-type="float" office:value="636.5">
            <text:p>636.5</text:p>
          </table:table-cell>
          <table:table-cell office:value-type="float" office:value="0.0242690266325467">
            <text:p>0.0242690266</text:p>
          </table:table-cell>
          <table:table-cell office:value-type="float" office:value="-0.00499001996007984">
            <text:p>-0.00499002</text:p>
          </table:table-cell>
          <table:table-cell office:value-type="float" office:value="0.0086340206185567">
            <text:p>0.0086340206</text:p>
          </table:table-cell>
          <table:table-cell office:value-type="float" office:value="1.08609600509515">
            <text:p>1.0860960051</text:p>
          </table:table-cell>
          <table:table-cell office:value-type="float" office:value="0.982583734726156">
            <text:p>0.9825837347</text:p>
          </table:table-cell>
          <table:table-cell office:value-type="float" office:value="1.03036518293655">
            <text:p>1.0303651829</text:p>
          </table:table-cell>
          <table:table-cell office:value-type="float" office:value="28.9061683569324">
            <text:p>28.9061683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1243">
            <text:p>21243</text:p>
          </table:table-cell>
          <table:table-cell office:value-type="float" office:value="37905">
            <text:p>37905</text:p>
          </table:table-cell>
          <table:table-cell office:value-type="float" office:value="75810">
            <text:p>75810</text:p>
          </table:table-cell>
          <table:table-cell office:value-type="float" office:value="738.875">
            <text:p>738.875</text:p>
          </table:table-cell>
          <table:table-cell office:value-type="float" office:value="99.75">
            <text:p>99.75</text:p>
          </table:table-cell>
          <table:table-cell office:value-type="float" office:value="199.5">
            <text:p>199.5</text:p>
          </table:table-cell>
          <table:table-cell office:value-type="float" office:value="0.0347820458503978">
            <text:p>0.0347820459</text:p>
          </table:table-cell>
          <table:table-cell table:number-columns-repeated="2" office:value-type="float" office:value="0.00263157894736842">
            <text:p>0.0026315789</text:p>
          </table:table-cell>
          <table:table-cell office:value-type="float" office:value="1.12410835027493">
            <text:p>1.1241083503</text:p>
          </table:table-cell>
          <table:table-cell table:number-columns-repeated="2" office:value-type="float" office:value="1.00922409972299">
            <text:p>1.0092240997</text:p>
          </table:table-cell>
          <table:table-cell office:value-type="float" office:value="20.2729026064512">
            <text:p>20.2729026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9425">
            <text:p>19425</text:p>
          </table:table-cell>
          <table:table-cell office:value-type="float" office:value="36560">
            <text:p>36560</text:p>
          </table:table-cell>
          <table:table-cell office:value-type="float" office:value="74632">
            <text:p>74632</text:p>
          </table:table-cell>
          <table:table-cell office:value-type="float" office:value="-714">
            <text:p>-714</text:p>
          </table:table-cell>
          <table:table-cell office:value-type="float" office:value="1757">
            <text:p>1757</text:p>
          </table:table-cell>
          <table:table-cell office:value-type="float" office:value="1246.375">
            <text:p>1246.375</text:p>
          </table:table-cell>
          <table:table-cell office:value-type="float" office:value="-0.0367567567567568">
            <text:p>-0.0367567568</text:p>
          </table:table-cell>
          <table:table-cell office:value-type="float" office:value="0.0480579868708972">
            <text:p>0.0480579869</text:p>
          </table:table-cell>
          <table:table-cell office:value-type="float" office:value="0.0167002760210098">
            <text:p>0.016700276</text:p>
          </table:table-cell>
          <table:table-cell office:value-type="float" office:value="0.873999427319211">
            <text:p>0.8739994273</text:p>
          </table:table-cell>
          <table:table-cell office:value-type="float" office:value="1.17272971144822">
            <text:p>1.1727297114</text:p>
          </table:table-cell>
          <table:table-cell office:value-type="float" office:value="1.05899760854312">
            <text:p>1.0589976085</text:p>
          </table:table-cell>
          <table:table-cell office:value-type="float" office:value="-18.5089439508947">
            <text:p>-18.5089439509</text:p>
          </table:table-cell>
          <table:table-cell office:value-type="float" office:value="14.7670046349493">
            <text:p>14.7670046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9688">
            <text:p>19688</text:p>
          </table:table-cell>
          <table:table-cell office:value-type="float" office:value="38057">
            <text:p>38057</text:p>
          </table:table-cell>
          <table:table-cell office:value-type="float" office:value="76114">
            <text:p>76114</text:p>
          </table:table-cell>
          <table:table-cell office:value-type="float" office:value="-420.875">
            <text:p>-420.875</text:p>
          </table:table-cell>
          <table:table-cell office:value-type="float" office:value="673.5">
            <text:p>673.5</text:p>
          </table:table-cell>
          <table:table-cell office:value-type="float" office:value="1347">
            <text:p>1347</text:p>
          </table:table-cell>
          <table:table-cell office:value-type="float" office:value="-0.0213772348638765">
            <text:p>-0.0213772349</text:p>
          </table:table-cell>
          <table:table-cell table:number-columns-repeated="2" office:value-type="float" office:value="0.0176971385027722">
            <text:p>0.0176971385</text:p>
          </table:table-cell>
          <table:table-cell office:value-type="float" office:value="0.926075370870466">
            <text:p>0.9260753709</text:p>
          </table:table-cell>
          <table:table-cell table:number-columns-repeated="2" office:value-type="float" office:value="1.06255383463363">
            <text:p>1.0625538346</text:p>
          </table:table-cell>
          <table:table-cell office:value-type="float" office:value="-32.0767263545278">
            <text:p>-32.07672635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9588">
            <text:p>19588</text:p>
          </table:table-cell>
          <table:table-cell office:value-type="float" office:value="36893">
            <text:p>36893</text:p>
          </table:table-cell>
          <table:table-cell office:value-type="float" office:value="72732">
            <text:p>72732</text:p>
          </table:table-cell>
          <table:table-cell office:value-type="float" office:value="-640">
            <text:p>-640</text:p>
          </table:table-cell>
          <table:table-cell office:value-type="float" office:value="1222.42857142857">
            <text:p>1222.4285714286</text:p>
          </table:table-cell>
          <table:table-cell office:value-type="float" office:value="49.75">
            <text:p>49.75</text:p>
          </table:table-cell>
          <table:table-cell office:value-type="float" office:value="-0.0326730651419236">
            <text:p>-0.0326730651</text:p>
          </table:table-cell>
          <table:table-cell office:value-type="float" office:value="0.0331344312316312">
            <text:p>0.0331344312</text:p>
          </table:table-cell>
          <table:table-cell office:value-type="float" office:value="0.000684018038827476">
            <text:p>0.000684018</text:p>
          </table:table-cell>
          <table:table-cell office:value-type="float" office:value="0.887736629207373">
            <text:p>0.8877366292</text:p>
          </table:table-cell>
          <table:table-cell office:value-type="float" office:value="1.11812237475547">
            <text:p>1.1181223748</text:p>
          </table:table-cell>
          <table:table-cell office:value-type="float" office:value="1.00239498018202">
            <text:p>1.0023949802</text:p>
          </table:table-cell>
          <table:table-cell office:value-type="float" office:value="-20.8661435498498">
            <text:p>-20.8661435498</text:p>
          </table:table-cell>
          <table:table-cell office:value-type="float" office:value="21.2639325805892">
            <text:p>21.2639325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9232">
            <text:p>19232</text:p>
          </table:table-cell>
          <table:table-cell office:value-type="float" office:value="35635">
            <text:p>35635</text:p>
          </table:table-cell>
          <table:table-cell office:value-type="float" office:value="69084">
            <text:p>69084</text:p>
          </table:table-cell>
          <table:table-cell office:value-type="float" office:value="-345.714285714286">
            <text:p>-345.7142857143</text:p>
          </table:table-cell>
          <table:table-cell office:value-type="float" office:value="-645.285714285714">
            <text:p>-645.2857142857</text:p>
          </table:table-cell>
          <table:table-cell office:value-type="float" office:value="-241.714285714286">
            <text:p>-241.7142857143</text:p>
          </table:table-cell>
          <table:table-cell office:value-type="float" office:value="-0.0179759923936297">
            <text:p>-0.0179759924</text:p>
          </table:table-cell>
          <table:table-cell office:value-type="float" office:value="-0.0181082002044539">
            <text:p>-0.0181082002</text:p>
          </table:table-cell>
          <table:table-cell office:value-type="float" office:value="-0.00349884612521403">
            <text:p>-0.0034988461</text:p>
          </table:table-cell>
          <table:table-cell office:value-type="float" office:value="0.937717373775266">
            <text:p>0.9377173738</text:p>
          </table:table-cell>
          <table:table-cell office:value-type="float" office:value="0.937263996837115">
            <text:p>0.9372639968</text:p>
          </table:table-cell>
          <table:table-cell office:value-type="float" office:value="0.987778032733198">
            <text:p>0.98777803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8355">
            <text:p>18355</text:p>
          </table:table-cell>
          <table:table-cell office:value-type="float" office:value="37684">
            <text:p>37684</text:p>
          </table:table-cell>
          <table:table-cell office:value-type="float" office:value="75369">
            <text:p>75369</text:p>
          </table:table-cell>
          <table:table-cell office:value-type="float" office:value="0">
            <text:p>0</text:p>
          </table:table-cell>
          <table:table-cell office:value-type="float" office:value="-42.8333333333333">
            <text:p>-42.8333333333</text:p>
          </table:table-cell>
          <table:table-cell office:value-type="float" office:value="-85.6666666666667">
            <text:p>-85.6666666667</text:p>
          </table:table-cell>
          <table:table-cell office:value-type="float" office:value="0">
            <text:p>0</text:p>
          </table:table-cell>
          <table:table-cell office:value-type="float" office:value="-0.00113664508367831">
            <text:p>-0.0011366451</text:p>
          </table:table-cell>
          <table:table-cell office:value-type="float" office:value="-0.00113663000260938">
            <text:p>-0.00113663</text:p>
          </table:table-cell>
          <table:table-cell office:value-type="float" office:value="0.84">
            <text:p>0.84</text:p>
          </table:table-cell>
          <table:table-cell office:value-type="float" office:value="0.996024274452737">
            <text:p>0.9960242745</text:p>
          </table:table-cell>
          <table:table-cell office:value-type="float" office:value="0.996024327169282">
            <text:p>0.9960243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7518">
            <text:p>17518</text:p>
          </table:table-cell>
          <table:table-cell office:value-type="float" office:value="39550">
            <text:p>39550</text:p>
          </table:table-cell>
          <table:table-cell office:value-type="float" office:value="79100">
            <text:p>79100</text:p>
          </table:table-cell>
          <table:table-cell office:value-type="float" office:value="0">
            <text:p>0</text:p>
          </table:table-cell>
          <table:table-cell office:value-type="float" office:value="-199.6">
            <text:p>-199.6</text:p>
          </table:table-cell>
          <table:table-cell office:value-type="float" office:value="-399.2">
            <text:p>-399.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504677623261694">
            <text:p>-0.005046776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82386204288511">
            <text:p>0.98238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6719">
            <text:p>16719</text:p>
          </table:table-cell>
          <table:table-cell office:value-type="float" office:value="38886">
            <text:p>38886</text:p>
          </table:table-cell>
          <table:table-cell office:value-type="float" office:value="79874">
            <text:p>79874</text:p>
          </table:table-cell>
          <table:table-cell office:value-type="float" office:value="0">
            <text:p>0</text:p>
          </table:table-cell>
          <table:table-cell office:value-type="float" office:value="186.25">
            <text:p>18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78964151622692">
            <text:p>0.0047896415</text:p>
          </table:table-cell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1680870901187">
            <text:p>1.01680870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5">
            <text:p>5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5956">
            <text:p>15956</text:p>
          </table:table-cell>
          <table:table-cell office:value-type="float" office:value="39092">
            <text:p>39092</text:p>
          </table:table-cell>
          <table:table-cell office:value-type="float" office:value="80657">
            <text:p>80657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5228">
            <text:p>15228</text:p>
          </table:table-cell>
          <table:table-cell office:value-type="float" office:value="39337">
            <text:p>39337</text:p>
          </table:table-cell>
          <table:table-cell office:value-type="float" office:value="81813">
            <text:p>81813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2">
            <text:p>262</text:p>
          </table:table-cell>
          <table:table-cell office:value-type="float" office:value="11815.25">
            <text:p>11815.25</text:p>
          </table:table-cell>
          <table:table-cell office:value-type="float" office:value="32076.25">
            <text:p>32076.25</text:p>
          </table:table-cell>
          <table:table-cell office:value-type="float" office:value="26.5925">
            <text:p>26.5925</text:p>
          </table:table-cell>
          <table:table-cell table:number-columns-repeated="3" office:value-type="float" office:value="5">
            <text:p>5</text:p>
          </table:table-cell>
          <table:table-cell office:value-type="float" office:value="887">
            <text:p>887</text:p>
          </table:table-cell>
          <table:table-cell office:value-type="float" office:value="1285">
            <text:p>1285</text:p>
          </table:table-cell>
          <table:table-cell office:value-type="float" office:value="1914">
            <text:p>1914</text:p>
          </table:table-cell>
          <table:table-cell office:value-type="float" office:value="14534">
            <text:p>14534</text:p>
          </table:table-cell>
          <table:table-cell office:value-type="float" office:value="39848">
            <text:p>39848</text:p>
          </table:table-cell>
          <table:table-cell office:value-type="float" office:value="84372">
            <text:p>84372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65.333333333333">
            <text:p>265.3333333333</text:p>
          </table:table-cell>
          <table:table-cell office:value-type="float" office:value="11796">
            <text:p>11796</text:p>
          </table:table-cell>
          <table:table-cell office:value-type="float" office:value="36342">
            <text:p>3634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5">
            <text:p>5</text:p>
          </table:table-cell>
          <table:table-cell office:value-type="float" office:value="777">
            <text:p>777</text:p>
          </table:table-cell>
          <table:table-cell office:value-type="float" office:value="1181">
            <text:p>1181</text:p>
          </table:table-cell>
          <table:table-cell office:value-type="float" office:value="1818">
            <text:p>1818</text:p>
          </table:table-cell>
          <table:table-cell office:value-type="float" office:value="13871">
            <text:p>13871</text:p>
          </table:table-cell>
          <table:table-cell office:value-type="float" office:value="39898">
            <text:p>39898</text:p>
          </table:table-cell>
          <table:table-cell office:value-type="float" office:value="87011">
            <text:p>87011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.9">
            <text:p>24.9</text:p>
          </table:table-cell>
          <table:table-cell office:value-type="float" office:value="38.6">
            <text:p>38.6</text:p>
          </table:table-cell>
          <table:table-cell office:value-type="float" office:value="52.5">
            <text:p>52.5</text:p>
          </table:table-cell>
          <table:table-cell office:value-type="float" office:value="24573">
            <text:p>24573</text:p>
          </table:table-cell>
          <table:table-cell office:value-type="float" office:value="30151">
            <text:p>30151</text:p>
          </table:table-cell>
          <table:table-cell office:value-type="float" office:value="30838">
            <text:p>308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6:53.87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180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25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29">
                <text:p>10829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4232">
                <text:p>1423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628">
                <text:p>1062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735">
                <text:p>10735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548">
                <text:p>10548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612">
                <text:p>10612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360">
                <text:p>8360</text:p>
              </table:table-cell>
              <table:table-cell office:value-type="float" office:value="11200">
                <text:p>11200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313">
                <text:p>8313</text:p>
              </table:table-cell>
              <table:table-cell office:value-type="float" office:value="10724">
                <text:p>10724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034">
                <text:p>8034</text:p>
              </table:table-cell>
              <table:table-cell office:value-type="float" office:value="10568">
                <text:p>10568</text:p>
              </table:table-cell>
              <table:table-cell office:value-type="float" office:value="15712">
                <text:p>157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930">
                <text:p>7930</text:p>
              </table:table-cell>
              <table:table-cell office:value-type="float" office:value="10612">
                <text:p>10612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274">
                <text:p>8274</text:p>
              </table:table-cell>
              <table:table-cell office:value-type="float" office:value="10780">
                <text:p>10780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235">
                <text:p>8235</text:p>
              </table:table-cell>
              <table:table-cell office:value-type="float" office:value="10674">
                <text:p>10674</text:p>
              </table:table-cell>
              <table:table-cell office:value-type="float" office:value="15785">
                <text:p>1578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980">
                <text:p>7980</text:p>
              </table:table-cell>
              <table:table-cell office:value-type="float" office:value="11648">
                <text:p>11648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143">
                <text:p>8143</text:p>
              </table:table-cell>
              <table:table-cell office:value-type="float" office:value="12476">
                <text:p>12476</text:p>
              </table:table-cell>
              <table:table-cell office:value-type="float" office:value="17060">
                <text:p>1706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274">
                <text:p>8274</text:p>
              </table:table-cell>
              <table:table-cell office:value-type="float" office:value="11227">
                <text:p>11227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35">
                <text:p>8235</text:p>
              </table:table-cell>
              <table:table-cell office:value-type="float" office:value="11320">
                <text:p>11320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358">
                <text:p>11358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28">
                <text:p>8128</text:p>
              </table:table-cell>
              <table:table-cell office:value-type="float" office:value="11697">
                <text:p>11697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90">
                <text:p>8290</text:p>
              </table:table-cell>
              <table:table-cell office:value-type="float" office:value="11352">
                <text:p>11352</text:p>
              </table:table-cell>
              <table:table-cell office:value-type="float" office:value="19011">
                <text:p>1901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634">
                <text:p>12634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34">
                <text:p>8534</text:p>
              </table:table-cell>
              <table:table-cell office:value-type="float" office:value="13322">
                <text:p>13322</text:p>
              </table:table-cell>
              <table:table-cell office:value-type="float" office:value="19943">
                <text:p>1994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440">
                <text:p>12440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898">
                <text:p>13898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548">
                <text:p>14548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041">
                <text:p>14041</text:p>
              </table:table-cell>
              <table:table-cell office:value-type="float" office:value="22572">
                <text:p>2257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78">
                <text:p>8578</text:p>
              </table:table-cell>
              <table:table-cell office:value-type="float" office:value="14506">
                <text:p>14506</text:p>
              </table:table-cell>
              <table:table-cell office:value-type="float" office:value="25982">
                <text:p>259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5902">
                <text:p>15902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356">
                <text:p>15356</text:p>
              </table:table-cell>
              <table:table-cell office:value-type="float" office:value="26433">
                <text:p>2643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801">
                <text:p>1580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560">
                <text:p>17560</text:p>
              </table:table-cell>
              <table:table-cell office:value-type="float" office:value="26023">
                <text:p>2602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0">
                <text:p>10880</text:p>
              </table:table-cell>
              <table:table-cell office:value-type="float" office:value="18400">
                <text:p>18400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06">
                <text:p>18706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408">
                <text:p>18408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8775">
                <text:p>18775</text:p>
              </table:table-cell>
              <table:table-cell office:value-type="float" office:value="31636">
                <text:p>3163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19752">
                <text:p>19752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48">
                <text:p>14248</text:p>
              </table:table-cell>
              <table:table-cell office:value-type="float" office:value="20094">
                <text:p>20094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601">
                <text:p>20601</text:p>
              </table:table-cell>
              <table:table-cell office:value-type="float" office:value="29269">
                <text:p>2926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135">
                <text:p>22135</text:p>
              </table:table-cell>
              <table:table-cell office:value-type="float" office:value="31741">
                <text:p>3174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699">
                <text:p>22699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160">
                <text:p>21160</text:p>
              </table:table-cell>
              <table:table-cell office:value-type="float" office:value="35427">
                <text:p>3542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2884">
                <text:p>22884</text:p>
              </table:table-cell>
              <table:table-cell office:value-type="float" office:value="39313">
                <text:p>3931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154">
                <text:p>24154</text:p>
              </table:table-cell>
              <table:table-cell office:value-type="float" office:value="41786">
                <text:p>4178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08">
                <text:p>17108</text:p>
              </table:table-cell>
              <table:table-cell office:value-type="float" office:value="24182">
                <text:p>24182</text:p>
              </table:table-cell>
              <table:table-cell office:value-type="float" office:value="41422">
                <text:p>4142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204">
                <text:p>16204</text:p>
              </table:table-cell>
              <table:table-cell office:value-type="float" office:value="25470">
                <text:p>25470</text:p>
              </table:table-cell>
              <table:table-cell office:value-type="float" office:value="43642">
                <text:p>4364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66">
                <text:p>26666</text:p>
              </table:table-cell>
              <table:table-cell office:value-type="float" office:value="45134">
                <text:p>4513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7482">
                <text:p>474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9734">
                <text:p>29734</text:p>
              </table:table-cell>
              <table:table-cell office:value-type="float" office:value="50265">
                <text:p>5026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862">
                <text:p>30862</text:p>
              </table:table-cell>
              <table:table-cell office:value-type="float" office:value="47397">
                <text:p>4739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0222">
                <text:p>30222</text:p>
              </table:table-cell>
              <table:table-cell office:value-type="float" office:value="44042">
                <text:p>4404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728">
                <text:p>21728</text:p>
              </table:table-cell>
              <table:table-cell office:value-type="float" office:value="29446">
                <text:p>29446</text:p>
              </table:table-cell>
              <table:table-cell office:value-type="float" office:value="46073">
                <text:p>4607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916">
                <text:p>20916</text:p>
              </table:table-cell>
              <table:table-cell office:value-type="float" office:value="30096">
                <text:p>30096</text:p>
              </table:table-cell>
              <table:table-cell office:value-type="float" office:value="49290">
                <text:p>4929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236">
                <text:p>19236</text:p>
              </table:table-cell>
              <table:table-cell office:value-type="float" office:value="30594">
                <text:p>30594</text:p>
              </table:table-cell>
              <table:table-cell office:value-type="float" office:value="46077">
                <text:p>4607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832">
                <text:p>20832</text:p>
              </table:table-cell>
              <table:table-cell office:value-type="float" office:value="30191">
                <text:p>30191</text:p>
              </table:table-cell>
              <table:table-cell office:value-type="float" office:value="44982">
                <text:p>4498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7600">
                <text:p>17600</text:p>
              </table:table-cell>
              <table:table-cell office:value-type="float" office:value="30290">
                <text:p>30290</text:p>
              </table:table-cell>
              <table:table-cell office:value-type="float" office:value="47668">
                <text:p>4766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5675">
                <text:p>15675</text:p>
              </table:table-cell>
              <table:table-cell office:value-type="float" office:value="29408">
                <text:p>29408</text:p>
              </table:table-cell>
              <table:table-cell office:value-type="float" office:value="47941">
                <text:p>4794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8425">
                <text:p>18425</text:p>
              </table:table-cell>
              <table:table-cell office:value-type="float" office:value="30954">
                <text:p>30954</text:p>
              </table:table-cell>
              <table:table-cell office:value-type="float" office:value="50274">
                <text:p>5027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0832">
                <text:p>20832</text:p>
              </table:table-cell>
              <table:table-cell office:value-type="float" office:value="30450">
                <text:p>30450</text:p>
              </table:table-cell>
              <table:table-cell office:value-type="float" office:value="53276">
                <text:p>5327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7600">
                <text:p>17600</text:p>
              </table:table-cell>
              <table:table-cell office:value-type="float" office:value="29568">
                <text:p>29568</text:p>
              </table:table-cell>
              <table:table-cell office:value-type="float" office:value="53314">
                <text:p>5331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5675">
                <text:p>15675</text:p>
              </table:table-cell>
              <table:table-cell office:value-type="float" office:value="28842">
                <text:p>28842</text:p>
              </table:table-cell>
              <table:table-cell office:value-type="float" office:value="52060">
                <text:p>5206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8425">
                <text:p>18425</text:p>
              </table:table-cell>
              <table:table-cell office:value-type="float" office:value="30954">
                <text:p>30954</text:p>
              </table:table-cell>
              <table:table-cell office:value-type="float" office:value="55290">
                <text:p>5529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304">
                <text:p>18304</text:p>
              </table:table-cell>
              <table:table-cell office:value-type="float" office:value="31675">
                <text:p>31675</text:p>
              </table:table-cell>
              <table:table-cell office:value-type="float" office:value="56644">
                <text:p>5664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302">
                <text:p>16302</text:p>
              </table:table-cell>
              <table:table-cell office:value-type="float" office:value="30550">
                <text:p>30550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564">
                <text:p>18564</text:p>
              </table:table-cell>
              <table:table-cell office:value-type="float" office:value="32136">
                <text:p>32136</text:p>
              </table:table-cell>
              <table:table-cell office:value-type="float" office:value="59092">
                <text:p>590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042">
                <text:p>21042</text:p>
              </table:table-cell>
              <table:table-cell office:value-type="float" office:value="35280">
                <text:p>35280</text:p>
              </table:table-cell>
              <table:table-cell office:value-type="float" office:value="63308">
                <text:p>6330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672">
                <text:p>21672</text:p>
              </table:table-cell>
              <table:table-cell office:value-type="float" office:value="35520">
                <text:p>35520</text:p>
              </table:table-cell>
              <table:table-cell office:value-type="float" office:value="65170">
                <text:p>6517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0538">
                <text:p>20538</text:p>
              </table:table-cell>
              <table:table-cell office:value-type="float" office:value="34390">
                <text:p>34390</text:p>
              </table:table-cell>
              <table:table-cell office:value-type="float" office:value="66044">
                <text:p>6604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0895">
                <text:p>20895</text:p>
              </table:table-cell>
              <table:table-cell office:value-type="float" office:value="35226">
                <text:p>35226</text:p>
              </table:table-cell>
              <table:table-cell office:value-type="float" office:value="67640">
                <text:p>6764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8627">
                <text:p>18627</text:p>
              </table:table-cell>
              <table:table-cell office:value-type="float" office:value="35070">
                <text:p>35070</text:p>
              </table:table-cell>
              <table:table-cell office:value-type="float" office:value="67488">
                <text:p>6748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6317">
                <text:p>16317</text:p>
              </table:table-cell>
              <table:table-cell office:value-type="float" office:value="34542">
                <text:p>34542</text:p>
              </table:table-cell>
              <table:table-cell office:value-type="float" office:value="67830">
                <text:p>6783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0563">
                <text:p>20563</text:p>
              </table:table-cell>
              <table:table-cell office:value-type="float" office:value="36852">
                <text:p>36852</text:p>
              </table:table-cell>
              <table:table-cell office:value-type="float" office:value="68324">
                <text:p>6832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1102">
                <text:p>21102</text:p>
              </table:table-cell>
              <table:table-cell office:value-type="float" office:value="38076">
                <text:p>38076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1243">
                <text:p>21243</text:p>
              </table:table-cell>
              <table:table-cell office:value-type="float" office:value="37905">
                <text:p>37905</text:p>
              </table:table-cell>
              <table:table-cell office:value-type="float" office:value="75810">
                <text:p>7581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9425">
                <text:p>19425</text:p>
              </table:table-cell>
              <table:table-cell office:value-type="float" office:value="36560">
                <text:p>36560</text:p>
              </table:table-cell>
              <table:table-cell office:value-type="float" office:value="74632">
                <text:p>7463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9688">
                <text:p>19688</text:p>
              </table:table-cell>
              <table:table-cell office:value-type="float" office:value="38057">
                <text:p>38057</text:p>
              </table:table-cell>
              <table:table-cell office:value-type="float" office:value="76114">
                <text:p>7611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9588">
                <text:p>19588</text:p>
              </table:table-cell>
              <table:table-cell office:value-type="float" office:value="36893">
                <text:p>36893</text:p>
              </table:table-cell>
              <table:table-cell office:value-type="float" office:value="72732">
                <text:p>7273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9232">
                <text:p>19232</text:p>
              </table:table-cell>
              <table:table-cell office:value-type="float" office:value="35635">
                <text:p>35635</text:p>
              </table:table-cell>
              <table:table-cell office:value-type="float" office:value="69084">
                <text:p>6908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8355">
                <text:p>18355</text:p>
              </table:table-cell>
              <table:table-cell office:value-type="float" office:value="37684">
                <text:p>37684</text:p>
              </table:table-cell>
              <table:table-cell office:value-type="float" office:value="75369">
                <text:p>7536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7518">
                <text:p>17518</text:p>
              </table:table-cell>
              <table:table-cell office:value-type="float" office:value="39550">
                <text:p>39550</text:p>
              </table:table-cell>
              <table:table-cell office:value-type="float" office:value="79100">
                <text:p>7910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6719">
                <text:p>16719</text:p>
              </table:table-cell>
              <table:table-cell office:value-type="float" office:value="38886">
                <text:p>38886</text:p>
              </table:table-cell>
              <table:table-cell office:value-type="float" office:value="79874">
                <text:p>7987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5956">
                <text:p>15956</text:p>
              </table:table-cell>
              <table:table-cell office:value-type="float" office:value="39092">
                <text:p>39092</text:p>
              </table:table-cell>
              <table:table-cell office:value-type="float" office:value="80657">
                <text:p>8065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5228">
                <text:p>15228</text:p>
              </table:table-cell>
              <table:table-cell office:value-type="float" office:value="39337">
                <text:p>39337</text:p>
              </table:table-cell>
              <table:table-cell office:value-type="float" office:value="81813">
                <text:p>8181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534">
                <text:p>14534</text:p>
              </table:table-cell>
              <table:table-cell office:value-type="float" office:value="39848">
                <text:p>39848</text:p>
              </table:table-cell>
              <table:table-cell office:value-type="float" office:value="84372">
                <text:p>8437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3871">
                <text:p>13871</text:p>
              </table:table-cell>
              <table:table-cell office:value-type="float" office:value="39898">
                <text:p>39898</text:p>
              </table:table-cell>
              <table:table-cell office:value-type="float" office:value="87011">
                <text:p>87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15.25">
                <text:p>11815.2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5925">
                <text:p>26.592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7369156564471">
                <text:p>1.0736915656447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283138145437">
                <text:p>1.0428313814543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849626801559">
                <text:p>1.0184962680155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665533310092">
                <text:p>1.066553331009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322818532497">
                <text:p>1.1032281853249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983054977339">
                <text:p>1.0998305497733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147174047852">
                <text:p>1.0514717404785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950628540654">
                <text:p>0.9795062854065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687000461683">
                <text:p>1.0868700046168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983054977339">
                <text:p>1.0998305497733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8456317465">
                <text:p>1.02845631746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027098285704">
                <text:p>1.0302709828570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5046000283145">
                <text:p>0.99504600028314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6563158237204">
                <text:p>0.98656315823720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008938693196">
                <text:p>1.1100893869319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7398718028244">
                <text:p>1.173987180282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333829278565">
                <text:p>1.0633382927856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049365993122">
                <text:p>1.0604936599312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8043929197161">
                <text:p>1.0804392919716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900039075569">
                <text:p>1.0990003907556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14310405475">
                <text:p>1.0151431040547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756444969616">
                <text:p>1.0575644496961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634773465481">
                <text:p>1.163477346548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038186996282">
                <text:p>1.1003818699628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519857023317">
                <text:p>1.1551985702331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5347096266369">
                <text:p>1.0534709626636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34923657947">
                <text:p>1.1153492365794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361468479213">
                <text:p>1.1436146847921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702284869596">
                <text:p>1.1270228486959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01030895699">
                <text:p>1.110103089569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948931717421">
                <text:p>1.1994893171742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13737873907">
                <text:p>1.11137378739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166923487837">
                <text:p>1.1316692348783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914258164259">
                <text:p>1.119142581642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306477563491">
                <text:p>1.0730647756349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198298998985">
                <text:p>1.0519829899898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642372451133">
                <text:p>1.0464237245113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466035127408">
                <text:p>1.1446603512740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780992674584">
                <text:p>1.077809926745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069175912058">
                <text:p>1.1006917591205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768944142905">
                <text:p>1.1876894414290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770673448163">
                <text:p>1.1677067344816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659703564586">
                <text:p>1.1865970356458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1975330300076">
                <text:p>1.1197533030007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2168227338225">
                <text:p>1.021682273382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50319290157">
                <text:p>1.1655031929015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1533474492717">
                <text:p>1.1153347449271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2762215890499">
                <text:p>1.127622158904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2028870137768">
                <text:p>1.0202887013776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5631396356092">
                <text:p>1.1563139635609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5271162795016">
                <text:p>0.9527116279501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180523987639">
                <text:p>1.118052398763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0376995037461">
                <text:p>1.0037699503746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0.944092128520265">
                <text:p>0.94409212852026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02101603755051">
                <text:p>0.90210160375505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50797787338185">
                <text:p>0.95079778733818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8201143562558">
                <text:p>1.082011435625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36168074489625">
                <text:p>0.93616807448962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1219192046377">
                <text:p>1.1121919204637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50797787338185">
                <text:p>0.95079778733818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7929623332621">
                <text:p>1.0792962333262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5218389723857">
                <text:p>1.0521838972385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5498594124747">
                <text:p>1.054985941247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14525">
                <text:p>1.11452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8209683943604">
                <text:p>1.082096839436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2671003708678">
                <text:p>1.1267100370867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2757011938966">
                <text:p>1.1275701193896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82583734726156">
                <text:p>0.98258373472615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6681455853684">
                <text:p>1.0668145585368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1837404336266">
                <text:p>1.1183740433626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82583734726156">
                <text:p>0.98258373472615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0922409972299">
                <text:p>1.0092240997229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7272971144822">
                <text:p>1.1727297114482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6255383463363">
                <text:p>1.0625538346336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11812237475547">
                <text:p>1.1181223747554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37263996837115">
                <text:p>0.93726399683711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96024274452737">
                <text:p>0.99602427445273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82386204288511">
                <text:p>0.982386204288511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1680870901187">
                <text:p>1.0168087090118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2076.25">
                <text:p>32076.2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342">
                <text:p>36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